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ulateFuel.xml" manifest:media-type="text/xml"/>
  <manifest:file-entry manifest:full-path="Basic/Standard/clearData.xml" manifest:media-type="text/xml"/>
  <manifest:file-entry manifest:full-path="Basic/Standard/GenerateRouteTable.xml" manifest:media-type="text/xml"/>
  <manifest:file-entry manifest:full-path="Basic/Standard/script-lb.xml" manifest:media-type="text/xml"/>
  <manifest:file-entry manifest:full-path="Basic/VBAProject/Sheet5.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heet4.xml" manifest:media-type="text/xml"/>
  <manifest:file-entry manifest:full-path="Basic/VBAProject/Sheet6.xml" manifest:media-type="text/xml"/>
  <manifest:file-entry manifest:full-path="Basic/VBAProject/Sheet7.xml" manifest:media-type="text/xml"/>
  <manifest:file-entry manifest:full-path="Basic/VBAProject/Sheet8.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ptos Narrow" svg:font-family="'Aptos Narrow'" style:font-family-generic="swis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co1" style:family="table-column">
      <style:table-column-properties fo:break-before="auto" style:column-width="0.3083in"/>
    </style:style>
    <style:style style:name="co2" style:family="table-column">
      <style:table-column-properties fo:break-before="auto" style:column-width="1.072in"/>
    </style:style>
    <style:style style:name="co3" style:family="table-column">
      <style:table-column-properties fo:break-before="auto" style:column-width="0.7563in"/>
    </style:style>
    <style:style style:name="co4" style:family="table-column">
      <style:table-column-properties fo:break-before="auto" style:column-width="0.8409in"/>
    </style:style>
    <style:style style:name="co5" style:family="table-column">
      <style:table-column-properties fo:break-before="auto" style:column-width="0.948in"/>
    </style:style>
    <style:style style:name="co6" style:family="table-column">
      <style:table-column-properties fo:break-before="auto" style:column-width="0.9138in"/>
    </style:style>
    <style:style style:name="co7" style:family="table-column">
      <style:table-column-properties fo:break-before="auto" style:column-width="1.1291in"/>
    </style:style>
    <style:style style:name="co8" style:family="table-column">
      <style:table-column-properties fo:break-before="auto" style:column-width="0.2437in"/>
    </style:style>
    <style:style style:name="co9" style:family="table-column">
      <style:table-column-properties fo:break-before="auto" style:column-width="0.6173in"/>
    </style:style>
    <style:style style:name="co10" style:family="table-column">
      <style:table-column-properties fo:break-before="auto" style:column-width="0.1693in"/>
    </style:style>
    <style:style style:name="co11" style:family="table-column">
      <style:table-column-properties fo:break-before="auto" style:column-width="1.1972in"/>
    </style:style>
    <style:style style:name="co12" style:family="table-column">
      <style:table-column-properties fo:break-before="auto" style:column-width="0.9571in"/>
    </style:style>
    <style:style style:name="co13" style:family="table-column">
      <style:table-column-properties fo:break-before="auto" style:column-width="0.9799in"/>
    </style:style>
    <style:style style:name="co14" style:family="table-column">
      <style:table-column-properties fo:break-before="auto" style:column-width="1.0028in"/>
    </style:style>
    <style:style style:name="co15" style:family="table-column">
      <style:table-column-properties fo:break-before="auto" style:column-width="0.2465in"/>
    </style:style>
    <style:style style:name="co16" style:family="table-column">
      <style:table-column-properties fo:break-before="auto" style:column-width="0.5972in"/>
    </style:style>
    <style:style style:name="co17" style:family="table-column">
      <style:table-column-properties fo:break-before="auto" style:column-width="0.8874in"/>
    </style:style>
    <style:style style:name="co18" style:family="table-column">
      <style:table-column-properties fo:break-before="auto" style:column-width="0.9181in"/>
    </style:style>
    <style:style style:name="co19" style:family="table-column">
      <style:table-column-properties fo:break-before="auto" style:column-width="0.7791in"/>
    </style:style>
    <style:style style:name="co20" style:family="table-column">
      <style:table-column-properties fo:break-before="auto" style:column-width="0.8181in"/>
    </style:style>
    <style:style style:name="co21" style:family="table-column">
      <style:table-column-properties fo:break-before="auto" style:column-width="1.1339in"/>
    </style:style>
    <style:style style:name="co22" style:family="table-column">
      <style:table-column-properties fo:break-before="auto" style:column-width="1.1492in"/>
    </style:style>
    <style:style style:name="co23" style:family="table-column">
      <style:table-column-properties fo:break-before="auto" style:column-width="1.1264in"/>
    </style:style>
    <style:style style:name="ro1" style:family="table-row">
      <style:table-row-properties style:row-height="0.2083in" fo:break-before="auto" style:use-optimal-row-height="false"/>
    </style:style>
    <style:style style:name="ro2" style:family="table-row">
      <style:table-row-properties style:row-height="0.2083in" fo:break-before="auto" style:use-optimal-row-height="true"/>
    </style:style>
    <style:style style:name="ro3" style:family="table-row">
      <style:table-row-properties style:row-height="0.3437in" fo:break-before="auto" style:use-optimal-row-height="false"/>
    </style:style>
    <style:style style:name="ro4" style:family="table-row">
      <style:table-row-properties style:row-height="0.3472in" fo:break-before="auto" style:use-optimal-row-height="false"/>
    </style:style>
    <style:style style:name="ro5" style:family="table-row">
      <style:table-row-properties style:row-height="0.1917in" fo:break-before="auto" style:use-optimal-row-height="true"/>
    </style:style>
    <style:style style:name="ro6" style:family="table-row">
      <style:table-row-properties style:row-height="0.198in" fo:break-before="auto" style:use-optimal-row-height="false"/>
    </style:style>
    <style:style style:name="ro7" style:family="table-row">
      <style:table-row-properties style:row-height="0.178in" fo:break-before="auto" style:use-optimal-row-height="true"/>
    </style:style>
    <style:style style:name="ro8" style:family="table-row">
      <style:table-row-properties style:row-height="0.198in" fo:break-before="auto" style:use-optimal-row-height="true"/>
    </style:style>
    <style:style style:name="ta1" style:family="table" style:master-page-name="PageStyle_5f_REVENUE">
      <style:table-properties table:display="true" style:writing-mode="lr-tb"/>
    </style:style>
    <style:style style:name="ta2" style:family="table" style:master-page-name="PageStyle_5f_COST">
      <style:table-properties table:display="true" style:writing-mode="lr-tb"/>
    </style:style>
    <style:style style:name="ta3" style:family="table" style:master-page-name="PageStyle_5f_KONSUMSI_5f_BBM">
      <style:table-properties table:display="true" style:writing-mode="lr-tb"/>
    </style:style>
    <style:style style:name="ta4" style:family="table" style:master-page-name="PageStyle_5f_DOC-OH">
      <style:table-properties table:display="true" style:writing-mode="lr-tb"/>
    </style:style>
    <style:style style:name="ta5" style:family="table" style:master-page-name="PageStyle_5f_BIAYA_5f_SANDAR">
      <style:table-properties table:display="true" style:writing-mode="lr-tb"/>
    </style:style>
    <style:style style:name="ta6" style:family="table" style:master-page-name="PageStyle_5f_TARIF_5f_THC">
      <style:table-properties table:display="true" style:writing-mode="lr-tb"/>
    </style:style>
    <style:style style:name="ta7" style:family="table" style:master-page-name="PageStyle_5f_JARAK_5f_ANTAR_5f_TITIK">
      <style:table-properties table:display="true" style:writing-mode="lr-tb"/>
    </style:style>
    <style:style style:name="ta8" style:family="table" style:master-page-name="PageStyle_5f_PORT_20_STAY">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style:style style:name="ce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loext:char-complex-color loext:theme-type="dark1" loext:color-type="theme"/>
      </style:text-properties>
    </style:style>
    <style:style style:name="ce2"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19"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8" style:family="table-cell" style:parent-style-name="Default">
      <style:table-cell-properties fo:background-color="#f7ebdd" style:diagonal-bl-tr="none" style:diagonal-tl-br="none" style:text-align-source="fix" style:repeat-content="false"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3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3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CellBackColor="14543863"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39" style:family="table-cell" style:parent-style-name="Default">
      <style:table-cell-properties style:diagonal-bl-tr="none" style:diagonal-tl-br="none" fo:background-color="transparent" fo:border="none" style:rotation-align="none" CellBackColor="-2953217"/>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1" style:family="table-cell" style:parent-style-name="Default" style:data-style-name="N4">
      <style:table-cell-properties style:diagonal-bl-tr="none" style:diagonal-tl-br="none" style:text-align-source="fix" style:repeat-content="false" fo:background-color="transparent"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2" style:family="table-cell" style:parent-style-name="Default" style:data-style-name="N4">
      <style:table-cell-properties fo:background-color="#f7ebdd" style:diagonal-bl-tr="none" style:diagonal-tl-br="none" style:text-align-source="fix" style:repeat-content="false"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3" style:family="table-cell" style:parent-style-name="Default" style:data-style-name="N4">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4" style:family="table-cell" style:parent-style-name="Default" style:data-style-name="N4">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45"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6"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CellBackColor="14543863"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7" style:family="table-cell" style:parent-style-name="Default" style:data-style-name="N150">
      <style:table-cell-properties style:diagonal-bl-tr="none" style:diagonal-tl-br="none" style:text-align-source="fix" style:repeat-content="false" fo:background-color="transparent"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8" style:family="table-cell" style:parent-style-name="Default" style:data-style-name="N150">
      <style:table-cell-properties fo:background-color="#f7ebdd" style:diagonal-bl-tr="none" style:diagonal-tl-br="none" style:text-align-source="fix" style:repeat-content="false"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9" style:family="table-cell" style:parent-style-name="Default" style:data-style-name="N150">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0" style:family="table-cell" style:parent-style-name="Default" style:data-style-name="N150">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51" style:family="table-cell" style:parent-style-name="Default" style:data-style-name="N148">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2" style:family="table-cell" style:parent-style-name="Default" style:data-style-name="N148">
      <style:table-cell-properties style:diagonal-bl-tr="none" style:diagonal-tl-br="none" style:text-align-source="fix" style:repeat-content="false" fo:background-color="transparent" fo:wrap-option="no-wrap" fo:border="none" style:direction="ltr" style:rotation-angle="0" style:rotation-align="none" style:shrink-to-fit="false" CellBackColor="14543863"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3" style:family="table-cell" style:parent-style-name="Default" style:data-style-name="N148">
      <style:table-cell-properties style:diagonal-bl-tr="none" style:diagonal-tl-br="none" style:text-align-source="fix" style:repeat-content="false" fo:background-color="transparent" fo:border="none" style:rotation-align="none" CellBackColor="-2953217" style:vertical-align="middle"/>
      <style:paragraph-properties fo:text-align="center"/>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loext:char-complex-color loext:theme-type="dark1" loext:color-type="theme"/>
      </style:text-properties>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Times New Roman1" fo:font-size="16pt" style:font-size-asian="16pt" style:font-size-complex="16pt"/>
    </style:style>
    <style:style style:name="ce6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70" style:family="table-cell" style:parent-style-name="Default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23" style:family="table-cell" style:parent-style-name="Default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72" style:family="table-cell" style:parent-style-name="Default_20_1" style:data-style-name="N0">
      <style:table-cell-properties fo:background-color="#cc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loext:char-complex-color loext:theme-type="dark1" loext:color-type="theme"/>
      </style:text-properties>
    </style:style>
    <style:style style:name="ce25" style:family="table-cell" style:parent-style-name="Default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loext:char-complex-color loext:theme-type="dark1" loext:color-type="theme"/>
      </style:text-properties>
    </style:style>
    <style:style style:name="ce74" style:family="table-cell" style:parent-style-name="Default_20_1" style:data-style-name="N0">
      <style:table-cell-properties fo:background-color="#cc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loext:char-complex-color loext:theme-type="dark1" loext:color-type="theme"/>
      </style:text-properties>
    </style:style>
    <style:style style:name="ce27" style:family="table-cell" style:parent-style-name="Default_20_1"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loext:char-complex-color loext:theme-type="dark1" loext:color-type="theme"/>
      </style:text-properties>
    </style:style>
    <style:style style:name="ce28" style:family="table-cell" style:parent-style-name="Default_20_1" style:data-style-name="N3">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loext:char-complex-color loext:theme-type="dark1" loext:color-type="theme"/>
      </style:text-properties>
    </style:style>
    <style:style style:name="ce77" style:family="table-cell" style:parent-style-name="Default_20_1" style:data-style-name="N3">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0" style:family="table-cell" style:parent-style-name="Default_20_1" style:data-style-name="N3">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1" style:family="table-cell" style:parent-style-name="Default_20_1" style:data-style-name="N3">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29" style:family="table-cell" style:parent-style-name="Default_20_1" style:data-style-name="N3">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2" style:family="table-cell" style:parent-style-name="Default_20_1" style:data-style-name="N3">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3" style:family="table-cell" style:parent-style-name="Default_20_1" style:data-style-name="N3">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4" style:family="table-cell" style:parent-style-name="Default_20_1" style:data-style-name="N3">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5" style:family="table-cell" style:parent-style-name="Default_20_1" style:data-style-name="N3">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6" style:family="table-cell" style:parent-style-name="Default_20_1" style:data-style-name="N3">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gr1" style:family="graphic" style:parent-style-name="Default">
      <style:graphic-properties draw:stroke="solid" svg:stroke-width="0.0209in" svg:stroke-color="#00b0f0" draw:stroke-linejoin="miter" svg:stroke-linecap="butt" draw:fill="solid" draw:fill-color="#00b0f0" draw:textarea-horizontal-align="justify" draw:textarea-vertical-align="middle" draw:auto-grow-height="false" draw:fit-to-size="false" style:shrink-to-fit="false" fo:min-height="0.2626in" fo:min-width="1.0398in" fo:padding-top="0.0492in" fo:padding-bottom="0.0492in" fo:padding-left="0.0984in" fo:padding-right="0.0984in" fo:wrap-option="wrap" style:overflow-behavior="clip" style:writing-mode="lr-tb" loext:decorative="false"/>
      <style:paragraph-properties fo:margin-left="0in" fo:margin-right="0in" fo:margin-top="0in" fo:margin-bottom="0in" fo:line-height="100%" fo:text-align="center" fo:text-indent="0in"/>
      <style:text-properties fo:font-size="18pt"/>
    </style:style>
    <style:style style:name="gr2" style:family="graphic" style:parent-style-name="Default">
      <style:graphic-properties draw:stroke="solid" svg:stroke-width="0.0209in" svg:stroke-color="#ff0000" draw:stroke-linejoin="miter" svg:stroke-linecap="butt" draw:fill="solid" draw:fill-color="#ff0000" draw:textarea-horizontal-align="justify" draw:textarea-vertical-align="middle" draw:auto-grow-height="false" draw:fit-to-size="false" style:shrink-to-fit="false" fo:min-height="0.2626in" fo:min-width="0.9909in" fo:padding-top="0.0492in" fo:padding-bottom="0.0492in" fo:padding-left="0.0984in" fo:padding-right="0.0984in" fo:wrap-option="wrap" style:overflow-behavior="clip" style:writing-mode="lr-tb" loext:decorative="false"/>
      <style:paragraph-properties fo:margin-left="0in" fo:margin-right="0in" fo:margin-top="0in" fo:margin-bottom="0in" fo:line-height="100%" fo:text-align="center" fo:text-indent="0in"/>
      <style:text-properties fo:font-size="18pt"/>
    </style:style>
    <style:style style:name="gr3" style:family="graphic" style:parent-style-name="Default">
      <style:graphic-properties draw:stroke="solid" svg:stroke-width="0.0209in" svg:stroke-color="#092a38" draw:stroke-linejoin="miter" svg:stroke-linecap="butt" draw:fill="solid" draw:fill-color="#156082" draw:textarea-horizontal-align="justify" draw:textarea-vertical-align="middle" draw:auto-grow-height="false" draw:fit-to-size="false" style:shrink-to-fit="false" fo:min-height="0.2587in" fo:min-width="0.9252in" fo:padding-top="0.0492in" fo:padding-bottom="0.0492in" fo:padding-left="0.0984in" fo:padding-right="0.0984in" fo:wrap-option="wrap" style:overflow-behavior="clip" style:writing-mode="lr-tb" loext:decorative="false">
        <loext:stroke-complex-color loext:theme-type="accent1" loext:color-type="theme"/>
        <loext:fill-complex-color loext:theme-type="accent1" loext:color-type="theme"/>
      </style:graphic-properties>
      <style:paragraph-properties fo:margin-left="0in" fo:margin-right="0in" fo:margin-top="0in" fo:margin-bottom="0in" fo:line-height="100%" fo:text-align="center" fo:text-indent="0in"/>
      <style:text-properties fo:font-size="18pt"/>
    </style:style>
    <style:style style:name="P1" style:family="paragraph">
      <style:paragraph-properties fo:margin-left="0in" fo:margin-right="0in" fo:margin-top="0in" fo:margin-bottom="0in" fo:line-height="100%" fo:text-align="center" fo:text-indent="0in"/>
    </style:style>
    <style:style style:name="P2" style:family="paragraph">
      <loext:graphic-properties draw:fill="solid" draw:fill-color="#00b0f0"/>
      <style:paragraph-properties fo:margin-left="0in" fo:margin-right="0in" fo:margin-top="0in" fo:margin-bottom="0in" fo:line-height="100%" fo:text-align="center" fo:text-indent="0in" style:writing-mode="lr-tb"/>
      <style:text-properties fo:font-size="18pt"/>
    </style:style>
    <style:style style:name="P3" style:family="paragraph">
      <loext:graphic-properties draw:fill="solid" draw:fill-color="#ff0000"/>
      <style:paragraph-properties fo:margin-left="0in" fo:margin-right="0in" fo:margin-top="0in" fo:margin-bottom="0in" fo:line-height="100%" fo:text-align="center" fo:text-indent="0in" style:writing-mode="lr-tb"/>
      <style:text-properties fo:font-size="18pt"/>
    </style:style>
    <style:style style:name="P4" style:family="paragraph">
      <loext:graphic-properties draw:fill="solid" draw:fill-color="#156082"/>
      <style:paragraph-properties fo:margin-left="0in" fo:margin-right="0in" fo:margin-top="0in" fo:margin-bottom="0in" fo:line-height="100%" fo:text-align="center" fo:text-indent="0in" style:writing-mode="lr-tb"/>
      <style:text-properties fo:font-size="18pt"/>
    </style:style>
    <style:style style:name="T1" style:family="text">
      <style:text-properties fo:font-variant="normal" fo:text-transform="none" fo:color="#ffffff" loext:opacity="100%" style:text-outline="false" style:text-line-through-style="none" style:text-line-through-type="none" style:text-position="0% 100%" style:font-name="Times New Roman1" fo:font-size="12pt" fo:letter-spacing="normal" fo:language="en" fo:country="ID" fo:font-style="normal" style:text-underline-style="none" fo:font-weight="normal" fo:background-color="transparent" style:font-size-asian="12pt" style:font-style-asian="normal" style:font-weight-asian="normal" style:font-name-complex="Times New Roman1" style:font-size-complex="12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fo:font-family="'Aptos Narrow'"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KONSUMSI_BBM.$A$3:.$A$8])" table:allow-empty-cell="true" table:display-list="unsorted" table:base-cell-address="'DOC-OH'.C4">
          <table:help-message table:display="true"/>
          <table:error-message table:message-type="stop" table:display="true"/>
        </table:content-validation>
      </table:content-validations>
      <table:table table:name="REVENU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0" table:default-cell-style-name="ce2"/>
        <table:table-column table:style-name="co9" table:number-columns-repeated="16373" table:default-cell-style-name="ce2"/>
        <table:table-row table:style-name="ro1">
          <table:table-cell table:style-name="ce1" office:value-type="string" calcext:value-type="string" table:number-columns-spanned="7" table:number-rows-spanned="2">
            <text:p>REVENUE</text:p>
          </table:table-cell>
          <table:covered-table-cell table:number-columns-repeated="6" table:style-name="ce1"/>
          <table:table-cell table:style-name="ce17"/>
          <table:table-cell table:number-columns-repeated="16376"/>
        </table:table-row>
        <table:table-row table:style-name="ro1">
          <table:covered-table-cell table:number-columns-repeated="7" table:style-name="ce1"/>
          <table:table-cell table:style-name="ce17"/>
          <table:table-cell table:number-columns-repeated="16376"/>
        </table:table-row>
        <table:table-row table:style-name="ro2">
          <table:table-cell table:number-columns-repeated="16384"/>
        </table:table-row>
        <table:table-row table:style-name="ro2">
          <table:table-cell table:style-name="ce5" office:value-type="string" calcext:value-type="string" table:number-columns-spanned="2" table:number-rows-spanned="2">
            <text:p>INPUT RUTE</text:p>
          </table:table-cell>
          <table:covered-table-cell table:style-name="ce5"/>
          <table:table-cell table:style-name="ce13" office:value-type="string" calcext:value-type="string" table:number-columns-spanned="5" table:number-rows-spanned="2">
            <text:p>SBY-JKT-MKS</text:p>
          </table:table-cell>
          <table:covered-table-cell table:number-columns-repeated="4" table:style-name="ce13"/>
          <table:table-cell table:style-name="ce18"/>
          <table:table-cell>
            <draw:custom-shape table:end-cell-address="REVENUE.K5" table:end-x="0.0551in" table:end-y="0.1949in" draw:z-index="0" draw:name="Rectangle: Rounded Corners 1" draw:style-name="gr1" draw:text-style-name="P2" svg:width="1.2752in" svg:height="0.3996in" svg:x="0.0146in" svg:y="0.0035in">
              <office:event-listeners>
                <script:event-listener script:language="ooo:script" script:event-name="dom:click" xlink:href="vnd.sun.star.script:Standard.GenerateRouteTable.GenerateRouteTable_Native?language=Basic&amp;location=document" xlink:type="simple"/>
              </office:event-listeners>
              <text:p text:style-name="P1"><text:span text:style-name="T1">Generate Table</text:span></text:p>
              <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enhanced-geometry>
            </draw:custom-shape>
          </table:table-cell>
          <table:table-cell table:number-columns-repeated="2"/>
          <table:table-cell>
            <draw:custom-shape table:end-cell-address="REVENUE.M5" table:end-x="0.6142in" table:end-y="0.1933in" draw:z-index="1" draw:name="TombolReset" draw:style-name="gr2" draw:text-style-name="P3" svg:width="1.2264in" svg:height="0.3996in" svg:x="0.0051in" svg:y="0.002in">
              <office:event-listeners>
                <script:event-listener script:language="ooo:script" script:event-name="dom:click" xlink:href="vnd.sun.star.script:Standard.clearData.BersihkanData_Native?language=Basic&amp;location=document" xlink:type="simple"/>
              </office:event-listeners>
              <text:p text:style-name="P1"><text:span text:style-name="T1">Clear Table</text:span></text:p>
              <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enhanced-geometry>
            </draw:custom-shape>
          </table:table-cell>
          <table:table-cell table:number-columns-repeated="16372"/>
        </table:table-row>
        <table:table-row table:style-name="ro2">
          <table:covered-table-cell table:number-columns-repeated="2" table:style-name="ce5"/>
          <table:covered-table-cell table:number-columns-repeated="5" table:style-name="ce13"/>
          <table:table-cell table:style-name="ce18"/>
          <table:table-cell table:number-columns-repeated="16376"/>
        </table:table-row>
        <table:table-row table:style-name="ro2">
          <table:table-cell table:number-columns-repeated="16384"/>
        </table:table-row>
        <table:table-row table:style-name="ro2">
          <table:table-cell table:style-name="ce4" office:value-type="string" calcext:value-type="string">
            <text:p>No</text:p>
          </table:table-cell>
          <table:table-cell table:style-name="ce4" office:value-type="string" calcext:value-type="string">
            <text:p>Kombinasi</text:p>
          </table:table-cell>
          <table:table-cell table:style-name="ce4" office:value-type="string" calcext:value-type="string">
            <text:p>Port Asal</text:p>
          </table:table-cell>
          <table:table-cell table:style-name="ce4" office:value-type="string" calcext:value-type="string">
            <text:p>Port Tujuan</text:p>
          </table:table-cell>
          <table:table-cell table:style-name="ce4" office:value-type="string" calcext:value-type="string">
            <text:p>Jumlah Box</text:p>
          </table:table-cell>
          <table:table-cell table:style-name="ce4" office:value-type="string" calcext:value-type="string">
            <text:p>Harga/TEU</text:p>
          </table:table-cell>
          <table:table-cell table:style-name="ce4" office:value-type="string" calcext:value-type="string">
            <text:p>Total Revenue</text:p>
          </table:table-cell>
          <table:table-cell table:number-columns-repeated="16377"/>
        </table:table-row>
        <table:table-row table:style-name="ro2">
          <table:table-cell table:style-name="ce19" office:value-type="float" office:value="1" calcext:value-type="float">
            <text:p>1</text:p>
          </table:table-cell>
          <table:table-cell table:style-name="ce19" office:value-type="string" calcext:value-type="string">
            <text:p>SBY-JKT</text:p>
          </table:table-cell>
          <table:table-cell table:style-name="ce19" office:value-type="string" calcext:value-type="string">
            <text:p>SBY</text:p>
          </table:table-cell>
          <table:table-cell table:style-name="ce19" office:value-type="string" calcext:value-type="string">
            <text:p>JKT</text:p>
          </table:table-cell>
          <table:table-cell table:style-name="ce41" office:value-type="float" office:value="50" calcext:value-type="float">
            <text:p>50.00</text:p>
          </table:table-cell>
          <table:table-cell table:style-name="ce47" office:value-type="currency" office:currency="IDR" office:value="500000" calcext:value-type="currency">
            <text:p>Rp500,000</text:p>
          </table:table-cell>
          <table:table-cell table:style-name="ce47" table:formula="of:=[.E8]*[.F8]" office:value-type="currency" office:currency="IDR" office:value="25000000" calcext:value-type="currency">
            <text:p>Rp25,000,000</text:p>
          </table:table-cell>
          <table:table-cell table:number-columns-repeated="16377"/>
        </table:table-row>
        <table:table-row table:style-name="ro3">
          <table:table-cell table:style-name="ce19" office:value-type="float" office:value="2" calcext:value-type="float">
            <text:p>2</text:p>
          </table:table-cell>
          <table:table-cell table:style-name="ce19" office:value-type="string" calcext:value-type="string">
            <text:p>SBY-MKS</text:p>
          </table:table-cell>
          <table:table-cell table:style-name="ce19" office:value-type="string" calcext:value-type="string">
            <text:p>SBY</text:p>
          </table:table-cell>
          <table:table-cell table:style-name="ce19" office:value-type="string" calcext:value-type="string">
            <text:p>MKS</text:p>
          </table:table-cell>
          <table:table-cell table:style-name="ce41" office:value-type="float" office:value="100" calcext:value-type="float">
            <text:p>100.00</text:p>
          </table:table-cell>
          <table:table-cell table:style-name="ce47" office:value-type="currency" office:currency="IDR" office:value="40000" calcext:value-type="currency">
            <text:p>Rp40,000</text:p>
          </table:table-cell>
          <table:table-cell table:style-name="ce47" table:formula="of:=[.E9]*[.F9]" office:value-type="currency" office:currency="IDR" office:value="4000000" calcext:value-type="currency">
            <text:p>Rp4,000,000</text:p>
          </table:table-cell>
          <table:table-cell table:number-columns-repeated="16377"/>
        </table:table-row>
        <table:table-row table:style-name="ro2">
          <table:table-cell table:style-name="ce19" office:value-type="float" office:value="3" calcext:value-type="float">
            <text:p>3</text:p>
          </table:table-cell>
          <table:table-cell table:style-name="ce19" office:value-type="string" calcext:value-type="string">
            <text:p>JKT-MKS</text:p>
          </table:table-cell>
          <table:table-cell table:style-name="ce19" office:value-type="string" calcext:value-type="string">
            <text:p>JKT</text:p>
          </table:table-cell>
          <table:table-cell table:style-name="ce19" office:value-type="string" calcext:value-type="string">
            <text:p>MKS</text:p>
          </table:table-cell>
          <table:table-cell table:style-name="ce41" office:value-type="float" office:value="400" calcext:value-type="float">
            <text:p>400.00</text:p>
          </table:table-cell>
          <table:table-cell table:style-name="ce47" office:value-type="currency" office:currency="IDR" office:value="130000" calcext:value-type="currency">
            <text:p>Rp130,000</text:p>
          </table:table-cell>
          <table:table-cell table:style-name="ce47" table:formula="of:=[.E10]*[.F10]" office:value-type="currency" office:currency="IDR" office:value="52000000" calcext:value-type="currency">
            <text:p>Rp52,000,000</text:p>
          </table:table-cell>
          <table:table-cell table:number-columns-repeated="16377"/>
        </table:table-row>
        <table:table-row table:style-name="ro4">
          <table:table-cell table:style-name="ce8" office:value-type="string" calcext:value-type="string" table:number-columns-spanned="4" table:number-rows-spanned="1">
            <text:p>TOTAL SUMMARY</text:p>
          </table:table-cell>
          <table:covered-table-cell table:number-columns-repeated="3" table:style-name="ce8"/>
          <table:table-cell table:style-name="ce42" table:formula="of:=SUM([.E8:.E10])" office:value-type="float" office:value="550" calcext:value-type="float">
            <text:p>550.00</text:p>
          </table:table-cell>
          <table:table-cell table:style-name="ce48" table:formula="of:=IFERROR([.G11]/[.E11];0)" office:value-type="currency" office:currency="IDR" office:value="147272.727272727" calcext:value-type="currency">
            <text:p>Rp147,273</text:p>
          </table:table-cell>
          <table:table-cell table:style-name="ce48" table:formula="of:=SUM([.G8:.G10])" office:value-type="currency" office:currency="IDR" office:value="81000000" calcext:value-type="currency">
            <text:p>Rp81,000,000</text:p>
          </table:table-cell>
          <table:table-cell table:number-columns-repeated="16377"/>
        </table:table-row>
        <table:table-row table:style-name="ro2" table:number-rows-repeated="2">
          <table:table-cell table:style-name="ce26" table:number-columns-repeated="4"/>
          <table:table-cell table:style-name="ce43"/>
          <table:table-cell table:style-name="ce49" table:number-columns-repeated="2"/>
          <table:table-cell table:number-columns-repeated="16377"/>
        </table:table-row>
        <table:table-row table:style-name="ro3">
          <table:table-cell table:style-name="ce37" table:number-columns-repeated="4"/>
          <table:table-cell table:style-name="ce44"/>
          <table:table-cell table:style-name="ce50" table:number-columns-repeated="2"/>
          <table:table-cell table:number-columns-repeated="16377"/>
        </table:table-row>
        <table:table-row table:style-name="ro2" table:number-rows-repeated="3">
          <table:table-cell table:style-name="ce26" table:number-columns-repeated="4"/>
          <table:table-cell table:style-name="ce45"/>
          <table:table-cell table:style-name="ce51" table:number-columns-repeated="2"/>
          <table:table-cell table:number-columns-repeated="16377"/>
        </table:table-row>
        <table:table-row table:style-name="ro3">
          <table:table-cell table:style-name="ce26" table:number-columns-repeated="4"/>
          <table:table-cell table:style-name="ce45"/>
          <table:table-cell table:style-name="ce51" table:number-columns-repeated="2"/>
          <table:table-cell table:number-columns-repeated="16377"/>
        </table:table-row>
        <table:table-row table:style-name="ro2">
          <table:table-cell table:style-name="ce26" table:number-columns-repeated="4"/>
          <table:table-cell table:style-name="ce45"/>
          <table:table-cell table:style-name="ce51"/>
          <table:table-cell table:style-name="ce53"/>
          <table:table-cell table:number-columns-repeated="16377"/>
        </table:table-row>
        <table:table-row table:style-name="ro2" table:number-rows-repeated="3">
          <table:table-cell table:style-name="ce26" table:number-columns-repeated="4"/>
          <table:table-cell table:style-name="ce45"/>
          <table:table-cell table:style-name="ce51" table:number-columns-repeated="2"/>
          <table:table-cell table:number-columns-repeated="16377"/>
        </table:table-row>
        <table:table-row table:style-name="ro4">
          <table:table-cell table:style-name="ce38" table:number-columns-repeated="4"/>
          <table:table-cell table:style-name="ce46"/>
          <table:table-cell table:style-name="ce52" table:number-columns-repeated="2"/>
          <table:table-cell table:number-columns-repeated="16377"/>
        </table:table-row>
        <table:table-row table:style-name="ro2" table:number-rows-repeated="5">
          <table:table-cell table:style-name="ce26" table:number-columns-repeated="4"/>
          <table:table-cell table:style-name="ce45" table:number-columns-repeated="3"/>
          <table:table-cell table:number-columns-repeated="16377"/>
        </table:table-row>
        <table:table-row table:style-name="ro3">
          <table:table-cell table:style-name="ce26" table:number-columns-repeated="4"/>
          <table:table-cell table:style-name="ce45" table:number-columns-repeated="3"/>
          <table:table-cell table:number-columns-repeated="16377"/>
        </table:table-row>
        <table:table-row table:style-name="ro2" table:number-rows-repeated="971">
          <table:table-cell table:style-name="ce39" table:number-columns-repeated="7"/>
          <table:table-cell table:number-columns-repeated="16377"/>
        </table:table-row>
        <table:table-row table:style-name="ro2" table:number-rows-repeated="1047575">
          <table:table-cell table:number-columns-repeated="16384"/>
        </table:table-row>
        <table:table-row table:style-name="ro2">
          <table:table-cell table:number-columns-repeated="16384"/>
        </table:table-row>
      </table:table>
      <table:table table:name="COST"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6379" table:default-cell-style-name="Default"/>
        <table:table-row table:style-name="ro5">
          <table:table-cell table:style-name="ce56" office:value-type="string" calcext:value-type="string" table:number-columns-spanned="4" table:number-rows-spanned="2">
            <text:p>COST</text:p>
          </table:table-cell>
          <table:covered-table-cell table:number-columns-repeated="3" table:style-name="ce66"/>
          <table:table-cell table:number-columns-repeated="16380"/>
        </table:table-row>
        <table:table-row table:style-name="ro5">
          <table:covered-table-cell table:number-columns-repeated="4" table:style-name="ce66"/>
          <table:table-cell table:number-columns-repeated="16380"/>
        </table:table-row>
        <table:table-row table:style-name="ro5">
          <table:table-cell table:number-columns-repeated="16384"/>
        </table:table-row>
        <table:table-row table:style-name="ro6">
          <table:table-cell table:style-name="ce5" office:value-type="string" calcext:value-type="string" table:number-columns-spanned="2" table:number-rows-spanned="2">
            <text:p>INPUT KAPAL</text:p>
          </table:table-cell>
          <table:covered-table-cell table:style-name="ce5"/>
          <table:table-cell table:style-name="ce13" table:content-validation-name="val1" office:value-type="string" calcext:value-type="string" table:number-columns-spanned="2" table:number-rows-spanned="2">
            <text:p>BGI</text:p>
          </table:table-cell>
          <table:covered-table-cell table:style-name="ce13" table:content-validation-name="val1"/>
          <table:table-cell table:style-name="ce18"/>
          <table:table-cell table:style-name="ce18">
            <draw:custom-shape table:end-cell-address="COST.G5" table:end-x="0.5799in" table:end-y="0.198in" draw:z-index="0" draw:name="Rectangle: Rounded Corners 1" draw:style-name="gr3" draw:text-style-name="P4" svg:width="1.1606in" svg:height="0.3957in" svg:x="0.0165in" svg:y="0in">
              <office:event-listeners>
                <script:event-listener script:language="ooo:script" script:event-name="dom:click" xlink:href="vnd.sun.star.script:Standard.CalculateFuel.CalculateFuel_And_DOC_Native?language=Basic&amp;location=document" xlink:type="simple"/>
              </office:event-listeners>
              <text:p text:style-name="P1"><text:span text:style-name="T2">CALCULATE</text:span></text:p>
              <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enhanced-geometry>
            </draw:custom-shape>
          </table:table-cell>
          <table:table-cell table:style-name="ce18"/>
          <table:table-cell table:number-columns-repeated="16377"/>
        </table:table-row>
        <table:table-row table:style-name="ro6">
          <table:covered-table-cell table:number-columns-repeated="2" table:style-name="ce5"/>
          <table:covered-table-cell table:number-columns-repeated="2" table:style-name="ce13" table:content-validation-name="val1"/>
          <table:table-cell table:style-name="ce18" table:number-columns-repeated="3"/>
          <table:table-cell table:number-columns-repeated="16377"/>
        </table:table-row>
        <table:table-row table:style-name="ro5">
          <table:table-cell table:number-columns-repeated="16384"/>
        </table:table-row>
        <table:table-row table:style-name="ro2">
          <table:table-cell table:style-name="ce18" table:number-columns-repeated="2"/>
          <table:table-cell table:style-name="ce13" office:value-type="string" calcext:value-type="string">
            <text:p>ME</text:p>
          </table:table-cell>
          <table:table-cell table:style-name="ce13" office:value-type="string" calcext:value-type="string">
            <text:p>AE</text:p>
          </table:table-cell>
          <table:table-cell table:number-columns-repeated="16380"/>
        </table:table-row>
        <table:table-row table:style-name="ro2">
          <table:table-cell table:style-name="ce13" office:value-type="string" calcext:value-type="string" table:number-columns-spanned="1" table:number-rows-spanned="2">
            <text:p>BBM COST</text:p>
          </table:table-cell>
          <table:table-cell table:style-name="ce22" office:value-type="string" calcext:value-type="string">
            <text:p>SAILING</text:p>
          </table:table-cell>
          <table:table-cell table:style-name="ce22" office:value-type="float" office:value="19214.90625" calcext:value-type="float">
            <text:p>19214.90625</text:p>
          </table:table-cell>
          <table:table-cell table:style-name="ce22" office:value-type="float" office:value="2254.549" calcext:value-type="float">
            <text:p>2254.549</text:p>
          </table:table-cell>
          <table:table-cell table:number-columns-repeated="16380"/>
        </table:table-row>
        <table:table-row table:style-name="ro2">
          <table:covered-table-cell table:style-name="ce20"/>
          <table:table-cell table:style-name="ce22" office:value-type="string" calcext:value-type="string">
            <text:p>PORT</text:p>
          </table:table-cell>
          <table:table-cell table:style-name="ce22" office:value-type="float" office:value="0" calcext:value-type="float">
            <text:p>0</text:p>
          </table:table-cell>
          <table:table-cell table:style-name="ce22" office:value-type="float" office:value="1584" calcext:value-type="float">
            <text:p>1584</text:p>
          </table:table-cell>
          <table:table-cell table:number-columns-repeated="16380"/>
        </table:table-row>
        <table:table-row table:style-name="ro5">
          <table:table-cell table:number-columns-repeated="16384"/>
        </table:table-row>
        <table:table-row table:style-name="ro2">
          <table:table-cell table:style-name="ce21" office:value-type="string" calcext:value-type="string">
            <text:p>DOC/OH</text:p>
          </table:table-cell>
          <table:table-cell table:style-name="ce21" office:value-type="float" office:value="87750000" calcext:value-type="float">
            <text:p>87750000</text:p>
          </table:table-cell>
          <table:table-cell table:number-columns-repeated="16382"/>
        </table:table-row>
        <table:table-row table:style-name="ro2">
          <table:table-cell table:style-name="ce2" table:number-columns-repeated="2"/>
          <table:table-cell table:number-columns-repeated="16382"/>
        </table:table-row>
        <table:table-row table:style-name="ro2">
          <table:table-cell table:style-name="ce21" office:value-type="string" calcext:value-type="string">
            <text:p>THC</text:p>
          </table:table-cell>
          <table:table-cell table:style-name="ce21" office:value-type="string" calcext:value-type="string">
            <text:p>?</text:p>
          </table:table-cell>
          <table:table-cell table:number-columns-repeated="16382"/>
        </table:table-row>
        <table:table-row table:style-name="ro2">
          <table:table-cell/>
          <table:table-cell table:style-name="ce2"/>
          <table:table-cell table:number-columns-repeated="16382"/>
        </table:table-row>
        <table:table-row table:style-name="ro2">
          <table:table-cell/>
          <table:table-cell table:style-name="ce2"/>
          <table:table-cell table:number-columns-repeated="16382"/>
        </table:table-row>
      </table:table>
      <table:table table:name="KONSUMSI_BBM" table:style-name="ta3">
        <office:forms form:automatic-focus="false" form:apply-design-mode="false"/>
        <table:table-column table:style-name="co16" table:default-cell-style-name="Default"/>
        <table:table-column table:style-name="co17" table:default-cell-style-name="Default"/>
        <table:table-column table:style-name="co18" table:number-columns-repeated="2" table:default-cell-style-name="Default"/>
        <table:table-column table:style-name="co16" table:number-columns-repeated="16380" table:default-cell-style-name="Default"/>
        <table:table-row table:style-name="ro7">
          <table:table-cell table:style-name="ce70" office:value-type="string" calcext:value-type="string" table:number-columns-spanned="1" table:number-rows-spanned="2">
            <text:p>KAPAL</text:p>
          </table:table-cell>
          <table:table-cell table:style-name="ce23" office:value-type="string" calcext:value-type="string">
            <text:p>ME</text:p>
          </table:table-cell>
          <table:table-cell table:style-name="ce23"/>
          <table:table-cell table:style-name="ce23" office:value-type="string" calcext:value-type="string">
            <text:p>AE</text:p>
          </table:table-cell>
          <table:table-cell table:style-name="ce23"/>
          <table:table-cell table:number-columns-repeated="16379"/>
        </table:table-row>
        <table:table-row table:style-name="ro7">
          <table:covered-table-cell table:style-name="ce70"/>
          <table:table-cell table:style-name="ce23" office:value-type="string" calcext:value-type="string">
            <text:p>L/day</text:p>
          </table:table-cell>
          <table:table-cell table:style-name="ce23" office:value-type="string" calcext:value-type="string">
            <text:p>MFO</text:p>
          </table:table-cell>
          <table:table-cell table:style-name="ce23" office:value-type="string" calcext:value-type="string">
            <text:p>L/day</text:p>
          </table:table-cell>
          <table:table-cell table:style-name="ce23" office:value-type="string" calcext:value-type="string">
            <text:p>Biosolar (17.000)</text:p>
          </table:table-cell>
          <table:table-cell table:number-columns-repeated="16379"/>
        </table:table-row>
        <table:table-row table:style-name="ro7">
          <table:table-cell table:style-name="ce23" office:value-type="string" calcext:value-type="string">
            <text:p>AKA</text:p>
          </table:table-cell>
          <table:table-cell table:style-name="ce23" office:value-type="float" office:value="4050" calcext:value-type="float">
            <text:p>4050</text:p>
          </table:table-cell>
          <table:table-cell table:style-name="ce23"/>
          <table:table-cell table:style-name="ce23" office:value-type="float" office:value="500" calcext:value-type="float">
            <text:p>500</text:p>
          </table:table-cell>
          <table:table-cell table:style-name="ce23"/>
          <table:table-cell table:number-columns-repeated="16379"/>
        </table:table-row>
        <table:table-row table:style-name="ro7">
          <table:table-cell table:style-name="ce23" office:value-type="string" calcext:value-type="string">
            <text:p>ASJ</text:p>
          </table:table-cell>
          <table:table-cell table:style-name="ce23" office:value-type="float" office:value="6800" calcext:value-type="float">
            <text:p>6800</text:p>
          </table:table-cell>
          <table:table-cell table:style-name="ce23"/>
          <table:table-cell table:style-name="ce23" office:value-type="float" office:value="1100" calcext:value-type="float">
            <text:p>1100</text:p>
          </table:table-cell>
          <table:table-cell table:style-name="ce23"/>
          <table:table-cell table:number-columns-repeated="16379"/>
        </table:table-row>
        <table:table-row table:style-name="ro7">
          <table:table-cell table:style-name="ce23" office:value-type="string" calcext:value-type="string">
            <text:p>ASN</text:p>
          </table:table-cell>
          <table:table-cell table:style-name="ce23" office:value-type="float" office:value="10500" calcext:value-type="float">
            <text:p>10500</text:p>
          </table:table-cell>
          <table:table-cell table:style-name="ce23"/>
          <table:table-cell table:style-name="ce23" office:value-type="float" office:value="1080" calcext:value-type="float">
            <text:p>1080</text:p>
          </table:table-cell>
          <table:table-cell table:style-name="ce23"/>
          <table:table-cell table:number-columns-repeated="16379"/>
        </table:table-row>
        <table:table-row table:style-name="ro7">
          <table:table-cell table:style-name="ce23" office:value-type="string" calcext:value-type="string">
            <text:p>BGI</text:p>
          </table:table-cell>
          <table:table-cell table:style-name="ce23" office:value-type="float" office:value="4500" calcext:value-type="float">
            <text:p>4500</text:p>
          </table:table-cell>
          <table:table-cell table:style-name="ce23"/>
          <table:table-cell table:style-name="ce23" office:value-type="float" office:value="528" calcext:value-type="float">
            <text:p>528</text:p>
          </table:table-cell>
          <table:table-cell table:style-name="ce23"/>
          <table:table-cell table:number-columns-repeated="16379"/>
        </table:table-row>
        <table:table-row table:style-name="ro7">
          <table:table-cell table:style-name="ce23" office:value-type="string" calcext:value-type="string">
            <text:p>BKU</text:p>
          </table:table-cell>
          <table:table-cell table:style-name="ce23" office:value-type="float" office:value="4500" calcext:value-type="float">
            <text:p>4500</text:p>
          </table:table-cell>
          <table:table-cell table:style-name="ce23"/>
          <table:table-cell table:style-name="ce23" office:value-type="float" office:value="528" calcext:value-type="float">
            <text:p>528</text:p>
          </table:table-cell>
          <table:table-cell table:style-name="ce23"/>
          <table:table-cell table:number-columns-repeated="16379"/>
        </table:table-row>
        <table:table-row table:style-name="ro7">
          <table:table-cell table:style-name="ce23" office:value-type="string" calcext:value-type="string">
            <text:p>BSA</text:p>
          </table:table-cell>
          <table:table-cell table:style-name="ce23" office:value-type="float" office:value="4500" calcext:value-type="float">
            <text:p>4500</text:p>
          </table:table-cell>
          <table:table-cell table:style-name="ce23"/>
          <table:table-cell table:style-name="ce23" office:value-type="float" office:value="528" calcext:value-type="float">
            <text:p>528</text:p>
          </table:table-cell>
          <table:table-cell table:style-name="ce23"/>
          <table:table-cell table:number-columns-repeated="16379"/>
        </table:table-row>
        <table:table-row table:style-name="ro5" table:number-rows-repeated="1048567">
          <table:table-cell table:number-columns-repeated="16384"/>
        </table:table-row>
        <table:table-row table:style-name="ro5">
          <table:table-cell table:number-columns-repeated="16384"/>
        </table:table-row>
      </table:table>
      <table:table table:name="DOC-OH" table:style-name="ta4">
        <office:forms form:automatic-focus="false" form:apply-design-mode="false"/>
        <table:table-column table:style-name="co16" table:default-cell-style-name="ce25"/>
        <table:table-column table:style-name="co16" table:default-cell-style-name="ce27"/>
        <table:table-column table:style-name="co4" table:default-cell-style-name="ce28"/>
        <table:table-column table:style-name="co16" table:number-columns-repeated="16381" table:default-cell-style-name="Default"/>
        <table:table-row table:style-name="ro8">
          <table:table-cell table:style-name="ce72" office:value-type="string" calcext:value-type="string" table:number-columns-spanned="1" table:number-rows-spanned="3">
            <text:p>NO</text:p>
          </table:table-cell>
          <table:table-cell table:style-name="ce74" office:value-type="string" calcext:value-type="string" table:number-columns-spanned="1" table:number-rows-spanned="3">
            <text:p>NAMA KAPAL</text:p>
          </table:table-cell>
          <table:table-cell table:style-name="ce74" office:value-type="string" calcext:value-type="string" table:number-columns-spanned="1" table:number-rows-spanned="3">
            <text:p>DOC+OH</text:p>
          </table:table-cell>
          <table:table-cell table:number-columns-repeated="16381"/>
        </table:table-row>
        <table:table-row table:style-name="ro8">
          <table:covered-table-cell table:style-name="ce72"/>
          <table:covered-table-cell table:number-columns-repeated="2" table:style-name="ce74"/>
          <table:table-cell table:number-columns-repeated="16381"/>
        </table:table-row>
        <table:table-row table:style-name="ro8">
          <table:covered-table-cell table:style-name="ce72"/>
          <table:covered-table-cell table:number-columns-repeated="2" table:style-name="ce74"/>
          <table:table-cell table:number-columns-repeated="16381"/>
        </table:table-row>
        <table:table-row table:style-name="ro2">
          <table:table-cell office:value-type="float" office:value="1" calcext:value-type="float">
            <text:p>1</text:p>
          </table:table-cell>
          <table:table-cell office:value-type="string" calcext:value-type="string">
            <text:p>AKA</text:p>
          </table:table-cell>
          <table:table-cell office:value-type="float" office:value="66504322.5287003" calcext:value-type="float">
            <text:p>66,504,323</text:p>
          </table:table-cell>
          <table:table-cell table:number-columns-repeated="16381"/>
        </table:table-row>
        <table:table-row table:style-name="ro2">
          <table:table-cell office:value-type="float" office:value="2" calcext:value-type="float">
            <text:p>2</text:p>
          </table:table-cell>
          <table:table-cell office:value-type="string" calcext:value-type="string">
            <text:p>BGI</text:p>
          </table:table-cell>
          <table:table-cell office:value-type="float" office:value="66504322.5287003" calcext:value-type="float">
            <text:p>66,504,323</text:p>
          </table:table-cell>
          <table:table-cell table:number-columns-repeated="16381"/>
        </table:table-row>
        <table:table-row table:style-name="ro2">
          <table:table-cell office:value-type="float" office:value="3" calcext:value-type="float">
            <text:p>3</text:p>
          </table:table-cell>
          <table:table-cell office:value-type="string" calcext:value-type="string">
            <text:p>BKU</text:p>
          </table:table-cell>
          <table:table-cell office:value-type="float" office:value="66504322.5287003" calcext:value-type="float">
            <text:p>66,504,323</text:p>
          </table:table-cell>
          <table:table-cell table:number-columns-repeated="16381"/>
        </table:table-row>
        <table:table-row table:style-name="ro2">
          <table:table-cell office:value-type="float" office:value="4" calcext:value-type="float">
            <text:p>4</text:p>
          </table:table-cell>
          <table:table-cell office:value-type="string" calcext:value-type="string">
            <text:p>BSA</text:p>
          </table:table-cell>
          <table:table-cell office:value-type="float" office:value="66504322.5287003" calcext:value-type="float">
            <text:p>66,504,323</text:p>
          </table:table-cell>
          <table:table-cell table:number-columns-repeated="16381"/>
        </table:table-row>
        <table:table-row table:style-name="ro2">
          <table:table-cell office:value-type="float" office:value="5" calcext:value-type="float">
            <text:p>5</text:p>
          </table:table-cell>
          <table:table-cell office:value-type="string" calcext:value-type="string">
            <text:p>ASJ</text:p>
          </table:table-cell>
          <table:table-cell office:value-type="float" office:value="93106051.5401803" calcext:value-type="float">
            <text:p>93,106,052</text:p>
          </table:table-cell>
          <table:table-cell table:number-columns-repeated="16381"/>
        </table:table-row>
        <table:table-row table:style-name="ro2">
          <table:table-cell office:value-type="float" office:value="6" calcext:value-type="float">
            <text:p>6</text:p>
          </table:table-cell>
          <table:table-cell office:value-type="string" calcext:value-type="string">
            <text:p>ASN</text:p>
          </table:table-cell>
          <table:table-cell office:value-type="float" office:value="93106051.5401803" calcext:value-type="float">
            <text:p>93,106,052</text:p>
          </table:table-cell>
          <table:table-cell table:number-columns-repeated="16381"/>
        </table:table-row>
      </table:table>
      <table:table table:name="BIAYA_SANDAR" table:style-name="ta5">
        <office:forms form:automatic-focus="false" form:apply-design-mode="false"/>
        <table:table-column table:style-name="co16" table:number-columns-repeated="16384" table:default-cell-style-name="Default"/>
        <table:table-row table:style-name="ro5">
          <table:table-cell table:number-columns-repeated="16384"/>
        </table:table-row>
        <table:table-row table:style-name="ro5">
          <table:table-cell office:value-type="string" calcext:value-type="string">
            <text:p>MKS</text:p>
          </table:table-cell>
          <table:table-cell office:value-type="float" office:value="27750000" calcext:value-type="float">
            <text:p>27750000</text:p>
          </table:table-cell>
          <table:table-cell table:number-columns-repeated="16382"/>
        </table:table-row>
        <table:table-row table:style-name="ro5">
          <table:table-cell office:value-type="string" calcext:value-type="string">
            <text:p>SMG</text:p>
          </table:table-cell>
          <table:table-cell office:value-type="float" office:value="25500000" calcext:value-type="float">
            <text:p>25500000</text:p>
          </table:table-cell>
          <table:table-cell table:number-columns-repeated="16382"/>
        </table:table-row>
        <table:table-row table:style-name="ro5">
          <table:table-cell office:value-type="string" calcext:value-type="string">
            <text:p>JYP</text:p>
          </table:table-cell>
          <table:table-cell office:value-type="float" office:value="34500000" calcext:value-type="float">
            <text:p>34500000</text:p>
          </table:table-cell>
          <table:table-cell table:number-columns-repeated="16382"/>
        </table:table-row>
        <table:table-row table:style-name="ro5">
          <table:table-cell office:value-type="string" calcext:value-type="string">
            <text:p>PNK</text:p>
          </table:table-cell>
          <table:table-cell office:value-type="float" office:value="24000000" calcext:value-type="float">
            <text:p>24000000</text:p>
          </table:table-cell>
          <table:table-cell table:number-columns-repeated="16382"/>
        </table:table-row>
        <table:table-row table:style-name="ro5">
          <table:table-cell office:value-type="string" calcext:value-type="string">
            <text:p>SDA</text:p>
          </table:table-cell>
          <table:table-cell office:value-type="float" office:value="23250000" calcext:value-type="float">
            <text:p>23250000</text:p>
          </table:table-cell>
          <table:table-cell table:number-columns-repeated="16382"/>
        </table:table-row>
        <table:table-row table:style-name="ro5">
          <table:table-cell office:value-type="string" calcext:value-type="string">
            <text:p>KDR</text:p>
          </table:table-cell>
          <table:table-cell office:value-type="float" office:value="22500000" calcext:value-type="float">
            <text:p>22500000</text:p>
          </table:table-cell>
          <table:table-cell table:number-columns-repeated="16382"/>
        </table:table-row>
        <table:table-row table:style-name="ro5">
          <table:table-cell office:value-type="string" calcext:value-type="string">
            <text:p>BPN</text:p>
          </table:table-cell>
          <table:table-cell office:value-type="float" office:value="26250000" calcext:value-type="float">
            <text:p>26250000</text:p>
          </table:table-cell>
          <table:table-cell table:number-columns-repeated="16382"/>
        </table:table-row>
        <table:table-row table:style-name="ro5">
          <table:table-cell office:value-type="string" calcext:value-type="string">
            <text:p>SBY</text:p>
          </table:table-cell>
          <table:table-cell office:value-type="float" office:value="28500000" calcext:value-type="float">
            <text:p>28500000</text:p>
          </table:table-cell>
          <table:table-cell table:number-columns-repeated="16382"/>
        </table:table-row>
        <table:table-row table:style-name="ro5">
          <table:table-cell office:value-type="string" calcext:value-type="string">
            <text:p>JKT</text:p>
          </table:table-cell>
          <table:table-cell office:value-type="float" office:value="31500000" calcext:value-type="float">
            <text:p>31500000</text:p>
          </table:table-cell>
          <table:table-cell table:number-columns-repeated="16382"/>
        </table:table-row>
      </table:table>
      <table:table table:name="TARIF_THC" table:style-name="ta6">
        <office:forms form:automatic-focus="false" form:apply-design-mode="false"/>
        <table:table-column table:style-name="co16"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30"/>
        <table:table-column table:style-name="co23" table:default-cell-style-name="ce30"/>
        <table:table-column table:style-name="co16" table:default-cell-style-name="ce31"/>
        <table:table-column table:style-name="co16" table:number-columns-repeated="16377" table:default-cell-style-name="Default"/>
        <table:table-row table:style-name="ro5">
          <table:table-cell table:style-name="ce77" office:value-type="string" calcext:value-type="string" table:number-columns-spanned="1" table:number-rows-spanned="3">
            <text:p>NO</text:p>
          </table:table-cell>
          <table:table-cell table:style-name="ce77" office:value-type="string" calcext:value-type="string" table:number-columns-spanned="1" table:number-rows-spanned="3">
            <text:p>Cabang/Port</text:p>
          </table:table-cell>
          <table:table-cell table:style-name="ce29" office:value-type="string" calcext:value-type="string" table:number-columns-spanned="2" table:number-rows-spanned="1">
            <text:p>DEFAULT TOS</text:p>
          </table:table-cell>
          <table:covered-table-cell table:style-name="ce77"/>
          <table:table-cell table:style-name="ce77" office:value-type="string" calcext:value-type="string">
            <text:p>THC (include PPN)</text:p>
          </table:table-cell>
          <table:table-cell/>
          <table:table-cell table:style-name="Default"/>
          <table:table-cell table:number-columns-repeated="16377"/>
        </table:table-row>
        <table:table-row table:style-name="ro5">
          <table:covered-table-cell table:number-columns-repeated="2" table:style-name="ce77"/>
          <table:table-cell table:style-name="ce77" office:value-type="string" calcext:value-type="string" table:number-columns-spanned="1" table:number-rows-spanned="2">
            <text:p>INBOUND</text:p>
          </table:table-cell>
          <table:table-cell table:style-name="ce77" office:value-type="string" calcext:value-type="string" table:number-columns-spanned="1" table:number-rows-spanned="2">
            <text:p>OUTBOUND</text:p>
          </table:table-cell>
          <table:table-cell table:style-name="ce29" office:value-type="float" office:value="20" calcext:value-type="float" table:number-columns-spanned="2" table:number-rows-spanned="1">
            <text:p>20</text:p>
          </table:table-cell>
          <table:covered-table-cell table:style-name="ce77"/>
          <table:table-cell table:style-name="Default"/>
          <table:table-cell table:number-columns-repeated="16377"/>
        </table:table-row>
        <table:table-row table:style-name="ro5">
          <table:covered-table-cell table:number-columns-repeated="4" table:style-name="ce77"/>
          <table:table-cell table:style-name="ce77" office:value-type="string" calcext:value-type="string">
            <text:p>FL</text:p>
          </table:table-cell>
          <table:table-cell table:style-name="ce77" office:value-type="string" calcext:value-type="string">
            <text:p>MT</text:p>
          </table:table-cell>
          <table:table-cell table:style-name="Default"/>
          <table:table-cell table:number-columns-repeated="16377"/>
        </table:table-row>
        <table:table-row table:style-name="ro5">
          <table:table-cell office:value-type="float" office:value="1" calcext:value-type="float">
            <text:p>1</text:p>
          </table:table-cell>
          <table:table-cell office:value-type="string" calcext:value-type="string">
            <text:p>BLW</text:p>
          </table:table-cell>
          <table:table-cell table:number-columns-repeated="2" office:value-type="string" calcext:value-type="string">
            <text:p>PORT</text:p>
          </table:table-cell>
          <table:table-cell office:value-type="float" office:value="1080024" calcext:value-type="float">
            <text:p>1,080,024</text:p>
          </table:table-cell>
          <table:table-cell office:value-type="float" office:value="503981.5" calcext:value-type="float">
            <text:p>503,982</text:p>
          </table:table-cell>
          <table:table-cell office:value-type="string" calcext:value-type="string">
            <text:p>belawan</text:p>
          </table:table-cell>
          <table:table-cell table:number-columns-repeated="16377"/>
        </table:table-row>
        <table:table-row table:style-name="ro5">
          <table:table-cell office:value-type="float" office:value="2" calcext:value-type="float">
            <text:p>2</text:p>
          </table:table-cell>
          <table:table-cell office:value-type="string" calcext:value-type="string">
            <text:p>BTM</text:p>
          </table:table-cell>
          <table:table-cell table:number-columns-repeated="2" office:value-type="string" calcext:value-type="string">
            <text:p>CY ( FIOST )</text:p>
          </table:table-cell>
          <table:table-cell office:value-type="float" office:value="566500" calcext:value-type="float">
            <text:p>566,500</text:p>
          </table:table-cell>
          <table:table-cell office:value-type="float" office:value="381260" calcext:value-type="float">
            <text:p>381,260</text:p>
          </table:table-cell>
          <table:table-cell table:number-columns-repeated="16378"/>
        </table:table-row>
        <table:table-row table:style-name="ro5">
          <table:table-cell office:value-type="float" office:value="3" calcext:value-type="float">
            <text:p>3</text:p>
          </table:table-cell>
          <table:table-cell office:value-type="string" calcext:value-type="string">
            <text:p>PLM</text:p>
          </table:table-cell>
          <table:table-cell table:number-columns-repeated="2" office:value-type="string" calcext:value-type="string">
            <text:p>CY ( FIOST )</text:p>
          </table:table-cell>
          <table:table-cell office:value-type="float" office:value="687500" calcext:value-type="float">
            <text:p>687,500</text:p>
          </table:table-cell>
          <table:table-cell office:value-type="float" office:value="515625" calcext:value-type="float">
            <text:p>515,625</text:p>
          </table:table-cell>
          <table:table-cell office:value-type="string" calcext:value-type="string">
            <text:p>palembang</text:p>
          </table:table-cell>
          <table:table-cell table:number-columns-repeated="16377"/>
        </table:table-row>
        <table:table-row table:style-name="ro5">
          <table:table-cell office:value-type="float" office:value="4" calcext:value-type="float">
            <text:p>4</text:p>
          </table:table-cell>
          <table:table-cell office:value-type="string" calcext:value-type="string">
            <text:p>PKB</text:p>
          </table:table-cell>
          <table:table-cell table:number-columns-repeated="2" office:value-type="string" calcext:value-type="string">
            <text:p>PORT</text:p>
          </table:table-cell>
          <table:table-cell office:value-type="float" office:value="883589.3" calcext:value-type="float">
            <text:p>883,589</text:p>
          </table:table-cell>
          <table:table-cell office:value-type="float" office:value="577931.2" calcext:value-type="float">
            <text:p>577,931</text:p>
          </table:table-cell>
          <table:table-cell table:style-name="Default"/>
          <table:table-cell table:number-columns-repeated="7"/>
          <table:table-cell office:value-type="string" calcext:value-type="string">
            <text:p>sby-jkt-</text:p>
          </table:table-cell>
          <table:table-cell table:number-columns-repeated="16369"/>
        </table:table-row>
        <table:table-row table:style-name="ro5">
          <table:table-cell office:value-type="float" office:value="5" calcext:value-type="float">
            <text:p>5</text:p>
          </table:table-cell>
          <table:table-cell office:value-type="string" calcext:value-type="string">
            <text:p>SPT</text:p>
          </table:table-cell>
          <table:table-cell table:number-columns-repeated="2" office:value-type="string" calcext:value-type="string">
            <text:p>PORT</text:p>
          </table:table-cell>
          <table:table-cell office:value-type="float" office:value="535568" calcext:value-type="float">
            <text:p>535,568</text:p>
          </table:table-cell>
          <table:table-cell office:value-type="float" office:value="377300" calcext:value-type="float">
            <text:p>377,300</text:p>
          </table:table-cell>
          <table:table-cell table:style-name="Default"/>
          <table:table-cell table:number-columns-repeated="16377"/>
        </table:table-row>
        <table:table-row table:style-name="ro5">
          <table:table-cell office:value-type="float" office:value="6" calcext:value-type="float">
            <text:p>6</text:p>
          </table:table-cell>
          <table:table-cell office:value-type="string" calcext:value-type="string">
            <text:p>BMS</text:p>
          </table:table-cell>
          <table:table-cell table:number-columns-repeated="2" office:value-type="string" calcext:value-type="string">
            <text:p>PORT</text:p>
          </table:table-cell>
          <table:table-cell office:value-type="float" office:value="688800.2" calcext:value-type="float">
            <text:p>688,800</text:p>
          </table:table-cell>
          <table:table-cell office:value-type="float" office:value="490000.5" calcext:value-type="float">
            <text:p>490,001</text:p>
          </table:table-cell>
          <table:table-cell office:value-type="string" calcext:value-type="string">
            <text:p>berlian manyar sejahtera (gresik)</text:p>
          </table:table-cell>
          <table:table-cell table:number-columns-repeated="16377"/>
        </table:table-row>
        <table:table-row table:style-name="ro5">
          <table:table-cell office:value-type="float" office:value="7" calcext:value-type="float">
            <text:p>7</text:p>
          </table:table-cell>
          <table:table-cell office:value-type="string" calcext:value-type="string">
            <text:p>BLC</text:p>
          </table:table-cell>
          <table:table-cell table:number-columns-repeated="2" office:value-type="string" calcext:value-type="string">
            <text:p>PORT</text:p>
          </table:table-cell>
          <table:table-cell office:value-type="float" office:value="722266.6" calcext:value-type="float">
            <text:p>722,267</text:p>
          </table:table-cell>
          <table:table-cell office:value-type="float" office:value="403595.5" calcext:value-type="float">
            <text:p>403,596</text:p>
          </table:table-cell>
          <table:table-cell table:style-name="Default"/>
          <table:table-cell table:number-columns-repeated="16377"/>
        </table:table-row>
        <table:table-row table:style-name="ro5">
          <table:table-cell office:value-type="float" office:value="8" calcext:value-type="float">
            <text:p>8</text:p>
          </table:table-cell>
          <table:table-cell office:value-type="string" calcext:value-type="string">
            <text:p>BPN</text:p>
          </table:table-cell>
          <table:table-cell table:number-columns-repeated="2" office:value-type="string" calcext:value-type="string">
            <text:p>PORT</text:p>
          </table:table-cell>
          <table:table-cell office:value-type="float" office:value="1035101.1" calcext:value-type="float">
            <text:p>1,035,101</text:p>
          </table:table-cell>
          <table:table-cell office:value-type="float" office:value="716650" calcext:value-type="float">
            <text:p>716,650</text:p>
          </table:table-cell>
          <table:table-cell office:value-type="string" calcext:value-type="string">
            <text:p>balikpapan</text:p>
          </table:table-cell>
          <table:table-cell table:number-columns-repeated="16377"/>
        </table:table-row>
        <table:table-row table:style-name="ro5">
          <table:table-cell office:value-type="float" office:value="9" calcext:value-type="float">
            <text:p>9</text:p>
          </table:table-cell>
          <table:table-cell office:value-type="string" calcext:value-type="string">
            <text:p>SDA</text:p>
          </table:table-cell>
          <table:table-cell table:number-columns-repeated="2" office:value-type="string" calcext:value-type="string">
            <text:p>PORT</text:p>
          </table:table-cell>
          <table:table-cell office:value-type="float" office:value="940500" calcext:value-type="float">
            <text:p>940,500</text:p>
          </table:table-cell>
          <table:table-cell office:value-type="float" office:value="636900" calcext:value-type="float">
            <text:p>636,900</text:p>
          </table:table-cell>
          <table:table-cell office:value-type="string" calcext:value-type="string">
            <text:p>samarinda</text:p>
          </table:table-cell>
          <table:table-cell table:number-columns-repeated="16377"/>
        </table:table-row>
        <table:table-row table:style-name="ro5">
          <table:table-cell office:value-type="float" office:value="10" calcext:value-type="float">
            <text:p>10</text:p>
          </table:table-cell>
          <table:table-cell office:value-type="string" calcext:value-type="string">
            <text:p>TRK</text:p>
          </table:table-cell>
          <table:table-cell table:number-columns-repeated="2" office:value-type="string" calcext:value-type="string">
            <text:p>PORT</text:p>
          </table:table-cell>
          <table:table-cell office:value-type="float" office:value="915215.4" calcext:value-type="float">
            <text:p>915,215</text:p>
          </table:table-cell>
          <table:table-cell office:value-type="float" office:value="499933.5" calcext:value-type="float">
            <text:p>499,934</text:p>
          </table:table-cell>
          <table:table-cell office:value-type="string" calcext:value-type="string">
            <text:p>tarakan</text:p>
          </table:table-cell>
          <table:table-cell table:number-columns-repeated="16377"/>
        </table:table-row>
        <table:table-row table:style-name="ro5">
          <table:table-cell office:value-type="float" office:value="11" calcext:value-type="float">
            <text:p>11</text:p>
          </table:table-cell>
          <table:table-cell office:value-type="string" calcext:value-type="string">
            <text:p>BRU</text:p>
          </table:table-cell>
          <table:table-cell table:number-columns-repeated="2" office:value-type="string" calcext:value-type="string">
            <text:p>PORT</text:p>
          </table:table-cell>
          <table:table-cell office:value-type="float" office:value="617375" calcext:value-type="float">
            <text:p>617,375</text:p>
          </table:table-cell>
          <table:table-cell office:value-type="float" office:value="320100" calcext:value-type="float">
            <text:p>320,100</text:p>
          </table:table-cell>
          <table:table-cell table:style-name="Default"/>
          <table:table-cell table:number-columns-repeated="16377"/>
        </table:table-row>
        <table:table-row table:style-name="ro5">
          <table:table-cell office:value-type="float" office:value="12" calcext:value-type="float">
            <text:p>12</text:p>
          </table:table-cell>
          <table:table-cell office:value-type="string" calcext:value-type="string">
            <text:p>NNK</text:p>
          </table:table-cell>
          <table:table-cell table:number-columns-repeated="2" office:value-type="string" calcext:value-type="string">
            <text:p>CY</text:p>
          </table:table-cell>
          <table:table-cell office:value-type="float" office:value="981746.7" calcext:value-type="float">
            <text:p>981,747</text:p>
          </table:table-cell>
          <table:table-cell office:value-type="float" office:value="585934.8" calcext:value-type="float">
            <text:p>585,935</text:p>
          </table:table-cell>
          <table:table-cell office:value-type="string" calcext:value-type="string">
            <text:p>nunukan</text:p>
          </table:table-cell>
          <table:table-cell table:number-columns-repeated="16377"/>
        </table:table-row>
        <table:table-row table:style-name="ro5">
          <table:table-cell office:value-type="float" office:value="13" calcext:value-type="float">
            <text:p>13</text:p>
          </table:table-cell>
          <table:table-cell office:value-type="string" calcext:value-type="string">
            <text:p>MKS</text:p>
          </table:table-cell>
          <table:table-cell table:number-columns-repeated="2" office:value-type="string" calcext:value-type="string">
            <text:p>PORT</text:p>
          </table:table-cell>
          <table:table-cell office:value-type="float" office:value="807903.8" calcext:value-type="float">
            <text:p>807,904</text:p>
          </table:table-cell>
          <table:table-cell office:value-type="float" office:value="437250" calcext:value-type="float">
            <text:p>437,250</text:p>
          </table:table-cell>
          <table:table-cell office:value-type="string" calcext:value-type="string">
            <text:p>makassar</text:p>
          </table:table-cell>
          <table:table-cell table:number-columns-repeated="16377"/>
        </table:table-row>
        <table:table-row table:style-name="ro5">
          <table:table-cell office:value-type="float" office:value="14" calcext:value-type="float">
            <text:p>14</text:p>
          </table:table-cell>
          <table:table-cell office:value-type="string" calcext:value-type="string">
            <text:p>SBY</text:p>
          </table:table-cell>
          <table:table-cell table:number-columns-repeated="2" office:value-type="string" calcext:value-type="string">
            <text:p>PORT</text:p>
          </table:table-cell>
          <table:table-cell table:style-name="ce32" office:value-type="float" office:value="840215" calcext:value-type="float">
            <text:p>840,215</text:p>
          </table:table-cell>
          <table:table-cell table:style-name="ce34" office:value-type="float" office:value="584200" calcext:value-type="float">
            <text:p>584,200</text:p>
          </table:table-cell>
          <table:table-cell table:style-name="ce36" office:value-type="string" calcext:value-type="string">
            <text:p>surabaya</text:p>
          </table:table-cell>
          <table:table-cell table:number-columns-repeated="16377"/>
        </table:table-row>
        <table:table-row table:style-name="ro5">
          <table:table-cell office:value-type="float" office:value="15" calcext:value-type="float">
            <text:p>15</text:p>
          </table:table-cell>
          <table:table-cell office:value-type="string" calcext:value-type="string">
            <text:p>JKT</text:p>
          </table:table-cell>
          <table:table-cell table:number-columns-repeated="2" office:value-type="string" calcext:value-type="string">
            <text:p>PORT</text:p>
          </table:table-cell>
          <table:table-cell table:style-name="ce32" office:value-type="float" office:value="872500" calcext:value-type="float">
            <text:p>872,500</text:p>
          </table:table-cell>
          <table:table-cell table:style-name="ce34" office:value-type="float" office:value="564400" calcext:value-type="float">
            <text:p>564,400</text:p>
          </table:table-cell>
          <table:table-cell table:style-name="ce36" office:value-type="string" calcext:value-type="string">
            <text:p>jakarta</text:p>
          </table:table-cell>
          <table:table-cell table:number-columns-repeated="16377"/>
        </table:table-row>
        <table:table-row table:style-name="ro5">
          <table:table-cell table:style-name="ce31" office:value-type="float" office:value="16" calcext:value-type="float">
            <text:p>16</text:p>
          </table:table-cell>
          <table:table-cell table:style-name="ce31" office:value-type="string" calcext:value-type="string">
            <text:p>KBR</text:p>
          </table:table-cell>
          <table:table-cell table:style-name="ce31" office:value-type="string" calcext:value-type="string">
            <text:p>PORT </text:p>
          </table:table-cell>
          <table:table-cell table:style-name="ce31" office:value-type="string" calcext:value-type="string">
            <text:p>PORT</text:p>
          </table:table-cell>
          <table:table-cell table:style-name="ce32" office:value-type="float" office:value="840215" calcext:value-type="float">
            <text:p>840,215</text:p>
          </table:table-cell>
          <table:table-cell table:style-name="ce34" office:value-type="float" office:value="584200" calcext:value-type="float">
            <text:p>584,200</text:p>
          </table:table-cell>
          <table:table-cell table:style-name="ce36" office:value-type="string" calcext:value-type="string">
            <text:p>KALBAR</text:p>
          </table:table-cell>
          <table:table-cell table:number-columns-repeated="16377"/>
        </table:table-row>
        <table:table-row table:style-name="ro5">
          <table:table-cell table:style-name="Default" table:number-columns-repeated="4"/>
          <table:table-cell table:style-name="ce33"/>
          <table:table-cell table:style-name="ce35"/>
          <table:table-cell table:style-name="Default"/>
          <table:table-cell table:number-columns-repeated="16377"/>
        </table:table-row>
      </table:table>
      <table:table table:name="JARAK_ANTAR_TITIK" table:style-name="ta7">
        <office:forms form:automatic-focus="false" form:apply-design-mode="false"/>
        <table:table-column table:style-name="co16" table:number-columns-repeated="16384" table:default-cell-style-name="Default"/>
        <table:table-row table:style-name="ro5">
          <table:table-cell/>
          <table:table-cell office:value-type="string" calcext:value-type="string">
            <text:p>MKS</text:p>
          </table:table-cell>
          <table:table-cell office:value-type="string" calcext:value-type="string">
            <text:p>SMG</text:p>
          </table:table-cell>
          <table:table-cell office:value-type="string" calcext:value-type="string">
            <text:p>JYP</text:p>
          </table:table-cell>
          <table:table-cell office:value-type="string" calcext:value-type="string">
            <text:p>PNK</text:p>
          </table:table-cell>
          <table:table-cell office:value-type="string" calcext:value-type="string">
            <text:p>SDA</text:p>
          </table:table-cell>
          <table:table-cell office:value-type="string" calcext:value-type="string">
            <text:p>KDR</text:p>
          </table:table-cell>
          <table:table-cell office:value-type="string" calcext:value-type="string">
            <text:p>BPN</text:p>
          </table:table-cell>
          <table:table-cell office:value-type="string" calcext:value-type="string">
            <text:p>SBY</text:p>
          </table:table-cell>
          <table:table-cell office:value-type="string" calcext:value-type="string">
            <text:p>JKT</text:p>
          </table:table-cell>
          <table:table-cell table:number-columns-repeated="16374"/>
        </table:table-row>
        <table:table-row table:style-name="ro5">
          <table:table-cell office:value-type="string" calcext:value-type="string">
            <text:p>MKS</text:p>
          </table:table-cell>
          <table:table-cell office:value-type="float" office:value="0" calcext:value-type="float">
            <text:p>0</text:p>
          </table:table-cell>
          <table:table-cell office:value-type="float" office:value="1014.2" calcext:value-type="float">
            <text:p>1014.2</text:p>
          </table:table-cell>
          <table:table-cell office:value-type="float" office:value="2380.43" calcext:value-type="float">
            <text:p>2380.43</text:p>
          </table:table-cell>
          <table:table-cell office:value-type="float" office:value="1254.2" calcext:value-type="float">
            <text:p>1254.2</text:p>
          </table:table-cell>
          <table:table-cell office:value-type="float" office:value="560.81" calcext:value-type="float">
            <text:p>560.81</text:p>
          </table:table-cell>
          <table:table-cell office:value-type="float" office:value="376.99" calcext:value-type="float">
            <text:p>376.99</text:p>
          </table:table-cell>
          <table:table-cell office:value-type="float" office:value="527.74" calcext:value-type="float">
            <text:p>527.74</text:p>
          </table:table-cell>
          <table:table-cell office:value-type="float" office:value="774.84" calcext:value-type="float">
            <text:p>774.84</text:p>
          </table:table-cell>
          <table:table-cell office:value-type="float" office:value="1391.5" calcext:value-type="float">
            <text:p>1391.5</text:p>
          </table:table-cell>
          <table:table-cell table:number-columns-repeated="16374"/>
        </table:table-row>
        <table:table-row table:style-name="ro5">
          <table:table-cell office:value-type="string" calcext:value-type="string">
            <text:p>SMG</text:p>
          </table:table-cell>
          <table:table-cell office:value-type="float" office:value="1014.2" calcext:value-type="float">
            <text:p>1014.2</text:p>
          </table:table-cell>
          <table:table-cell office:value-type="float" office:value="0" calcext:value-type="float">
            <text:p>0</text:p>
          </table:table-cell>
          <table:table-cell office:value-type="float" office:value="3390.75" calcext:value-type="float">
            <text:p>3390.75</text:p>
          </table:table-cell>
          <table:table-cell office:value-type="float" office:value="779.39" calcext:value-type="float">
            <text:p>779.39</text:p>
          </table:table-cell>
          <table:table-cell office:value-type="float" office:value="1032.94" calcext:value-type="float">
            <text:p>1032.94</text:p>
          </table:table-cell>
          <table:table-cell office:value-type="float" office:value="1389" calcext:value-type="float">
            <text:p>1389</text:p>
          </table:table-cell>
          <table:table-cell office:value-type="float" office:value="954.59" calcext:value-type="float">
            <text:p>954.59</text:p>
          </table:table-cell>
          <table:table-cell office:value-type="float" office:value="256.06" calcext:value-type="float">
            <text:p>256.06</text:p>
          </table:table-cell>
          <table:table-cell office:value-type="float" office:value="402.91" calcext:value-type="float">
            <text:p>402.91</text:p>
          </table:table-cell>
          <table:table-cell table:number-columns-repeated="16374"/>
        </table:table-row>
        <table:table-row table:style-name="ro5">
          <table:table-cell office:value-type="string" calcext:value-type="string">
            <text:p>JYP</text:p>
          </table:table-cell>
          <table:table-cell office:value-type="float" office:value="2380.43" calcext:value-type="float">
            <text:p>2380.43</text:p>
          </table:table-cell>
          <table:table-cell office:value-type="float" office:value="3390.75" calcext:value-type="float">
            <text:p>3390.75</text:p>
          </table:table-cell>
          <table:table-cell office:value-type="float" office:value="0" calcext:value-type="float">
            <text:p>0</text:p>
          </table:table-cell>
          <table:table-cell office:value-type="float" office:value="3499.33" calcext:value-type="float">
            <text:p>3499.33</text:p>
          </table:table-cell>
          <table:table-cell office:value-type="float" office:value="2621.86" calcext:value-type="float">
            <text:p>2621.86</text:p>
          </table:table-cell>
          <table:table-cell office:value-type="float" office:value="2015.05" calcext:value-type="float">
            <text:p>2015.05</text:p>
          </table:table-cell>
          <table:table-cell office:value-type="float" office:value="2663.67" calcext:value-type="float">
            <text:p>2663.67</text:p>
          </table:table-cell>
          <table:table-cell office:value-type="float" office:value="3142.64" calcext:value-type="float">
            <text:p>3142.64</text:p>
          </table:table-cell>
          <table:table-cell office:value-type="float" office:value="3771.8" calcext:value-type="float">
            <text:p>3771.8</text:p>
          </table:table-cell>
          <table:table-cell table:number-columns-repeated="16374"/>
        </table:table-row>
        <table:table-row table:style-name="ro5">
          <table:table-cell office:value-type="string" calcext:value-type="string">
            <text:p>PNK</text:p>
          </table:table-cell>
          <table:table-cell office:value-type="float" office:value="1254.2" calcext:value-type="float">
            <text:p>1254.2</text:p>
          </table:table-cell>
          <table:table-cell office:value-type="float" office:value="779.39" calcext:value-type="float">
            <text:p>779.39</text:p>
          </table:table-cell>
          <table:table-cell office:value-type="float" office:value="3499.33" calcext:value-type="float">
            <text:p>3499.33</text:p>
          </table:table-cell>
          <table:table-cell office:value-type="float" office:value="0" calcext:value-type="float">
            <text:p>0</text:p>
          </table:table-cell>
          <table:table-cell office:value-type="float" office:value="877.58" calcext:value-type="float">
            <text:p>877.58</text:p>
          </table:table-cell>
          <table:table-cell office:value-type="float" office:value="1540.65" calcext:value-type="float">
            <text:p>1540.65</text:p>
          </table:table-cell>
          <table:table-cell office:value-type="float" office:value="838.1" calcext:value-type="float">
            <text:p>838.1</text:p>
          </table:table-cell>
          <table:table-cell office:value-type="float" office:value="884.67" calcext:value-type="float">
            <text:p>884.67</text:p>
          </table:table-cell>
          <table:table-cell office:value-type="float" office:value="730.05" calcext:value-type="float">
            <text:p>730.05</text:p>
          </table:table-cell>
          <table:table-cell table:number-columns-repeated="16374"/>
        </table:table-row>
        <table:table-row table:style-name="ro5">
          <table:table-cell office:value-type="string" calcext:value-type="string">
            <text:p>SDA</text:p>
          </table:table-cell>
          <table:table-cell office:value-type="float" office:value="560.81" calcext:value-type="float">
            <text:p>560.81</text:p>
          </table:table-cell>
          <table:table-cell office:value-type="float" office:value="1032.94" calcext:value-type="float">
            <text:p>1032.94</text:p>
          </table:table-cell>
          <table:table-cell office:value-type="float" office:value="2621.86" calcext:value-type="float">
            <text:p>2621.86</text:p>
          </table:table-cell>
          <table:table-cell office:value-type="float" office:value="877.58" calcext:value-type="float">
            <text:p>877.58</text:p>
          </table:table-cell>
          <table:table-cell office:value-type="float" office:value="0" calcext:value-type="float">
            <text:p>0</text:p>
          </table:table-cell>
          <table:table-cell office:value-type="float" office:value="711.06" calcext:value-type="float">
            <text:p>711.06</text:p>
          </table:table-cell>
          <table:table-cell office:value-type="float" office:value="79.83" calcext:value-type="float">
            <text:p>79.83</text:p>
          </table:table-cell>
          <table:table-cell office:value-type="float" office:value="890.02" calcext:value-type="float">
            <text:p>890.02</text:p>
          </table:table-cell>
          <table:table-cell office:value-type="float" office:value="1301.03" calcext:value-type="float">
            <text:p>1301.03</text:p>
          </table:table-cell>
          <table:table-cell table:number-columns-repeated="16374"/>
        </table:table-row>
        <table:table-row table:style-name="ro5">
          <table:table-cell office:value-type="string" calcext:value-type="string">
            <text:p>KDR</text:p>
          </table:table-cell>
          <table:table-cell office:value-type="float" office:value="376.99" calcext:value-type="float">
            <text:p>376.99</text:p>
          </table:table-cell>
          <table:table-cell office:value-type="float" office:value="1389" calcext:value-type="float">
            <text:p>1389</text:p>
          </table:table-cell>
          <table:table-cell office:value-type="float" office:value="2015.05" calcext:value-type="float">
            <text:p>2015.05</text:p>
          </table:table-cell>
          <table:table-cell office:value-type="float" office:value="1540.65" calcext:value-type="float">
            <text:p>1540.65</text:p>
          </table:table-cell>
          <table:table-cell office:value-type="float" office:value="711.06" calcext:value-type="float">
            <text:p>711.06</text:p>
          </table:table-cell>
          <table:table-cell office:value-type="float" office:value="0" calcext:value-type="float">
            <text:p>0</text:p>
          </table:table-cell>
          <table:table-cell office:value-type="float" office:value="720.46" calcext:value-type="float">
            <text:p>720.46</text:p>
          </table:table-cell>
          <table:table-cell office:value-type="float" office:value="1151.76" calcext:value-type="float">
            <text:p>1151.76</text:p>
          </table:table-cell>
          <table:table-cell office:value-type="float" office:value="1759.51" calcext:value-type="float">
            <text:p>1759.51</text:p>
          </table:table-cell>
          <table:table-cell table:number-columns-repeated="16374"/>
        </table:table-row>
        <table:table-row table:style-name="ro5">
          <table:table-cell office:value-type="string" calcext:value-type="string">
            <text:p>BPN</text:p>
          </table:table-cell>
          <table:table-cell office:value-type="float" office:value="527.74" calcext:value-type="float">
            <text:p>527.74</text:p>
          </table:table-cell>
          <table:table-cell office:value-type="float" office:value="954.59" calcext:value-type="float">
            <text:p>954.59</text:p>
          </table:table-cell>
          <table:table-cell office:value-type="float" office:value="2663.67" calcext:value-type="float">
            <text:p>2663.67</text:p>
          </table:table-cell>
          <table:table-cell office:value-type="float" office:value="838.1" calcext:value-type="float">
            <text:p>838.1</text:p>
          </table:table-cell>
          <table:table-cell office:value-type="float" office:value="79.83" calcext:value-type="float">
            <text:p>79.83</text:p>
          </table:table-cell>
          <table:table-cell office:value-type="float" office:value="720.46" calcext:value-type="float">
            <text:p>720.46</text:p>
          </table:table-cell>
          <table:table-cell office:value-type="float" office:value="0" calcext:value-type="float">
            <text:p>0</text:p>
          </table:table-cell>
          <table:table-cell office:value-type="float" office:value="810.25" calcext:value-type="float">
            <text:p>810.25</text:p>
          </table:table-cell>
          <table:table-cell office:value-type="float" office:value="1229.52" calcext:value-type="float">
            <text:p>1229.52</text:p>
          </table:table-cell>
          <table:table-cell table:number-columns-repeated="16374"/>
        </table:table-row>
        <table:table-row table:style-name="ro5">
          <table:table-cell office:value-type="string" calcext:value-type="string">
            <text:p>SBY</text:p>
          </table:table-cell>
          <table:table-cell office:value-type="float" office:value="774.84" calcext:value-type="float">
            <text:p>774.84</text:p>
          </table:table-cell>
          <table:table-cell office:value-type="float" office:value="256.06" calcext:value-type="float">
            <text:p>256.06</text:p>
          </table:table-cell>
          <table:table-cell office:value-type="float" office:value="3142.64" calcext:value-type="float">
            <text:p>3142.64</text:p>
          </table:table-cell>
          <table:table-cell office:value-type="float" office:value="884.67" calcext:value-type="float">
            <text:p>884.67</text:p>
          </table:table-cell>
          <table:table-cell office:value-type="float" office:value="890.02" calcext:value-type="float">
            <text:p>890.02</text:p>
          </table:table-cell>
          <table:table-cell office:value-type="float" office:value="1151.76" calcext:value-type="float">
            <text:p>1151.76</text:p>
          </table:table-cell>
          <table:table-cell office:value-type="float" office:value="810.25" calcext:value-type="float">
            <text:p>810.25</text:p>
          </table:table-cell>
          <table:table-cell office:value-type="float" office:value="0" calcext:value-type="float">
            <text:p>0</text:p>
          </table:table-cell>
          <table:table-cell office:value-type="float" office:value="658.09" calcext:value-type="float">
            <text:p>658.09</text:p>
          </table:table-cell>
          <table:table-cell table:number-columns-repeated="16374"/>
        </table:table-row>
        <table:table-row table:style-name="ro5">
          <table:table-cell office:value-type="string" calcext:value-type="string">
            <text:p>JKT</text:p>
          </table:table-cell>
          <table:table-cell office:value-type="float" office:value="1391.5" calcext:value-type="float">
            <text:p>1391.5</text:p>
          </table:table-cell>
          <table:table-cell office:value-type="float" office:value="402.91" calcext:value-type="float">
            <text:p>402.91</text:p>
          </table:table-cell>
          <table:table-cell office:value-type="float" office:value="3771.8" calcext:value-type="float">
            <text:p>3771.8</text:p>
          </table:table-cell>
          <table:table-cell office:value-type="float" office:value="730.05" calcext:value-type="float">
            <text:p>730.05</text:p>
          </table:table-cell>
          <table:table-cell office:value-type="float" office:value="1301.03" calcext:value-type="float">
            <text:p>1301.03</text:p>
          </table:table-cell>
          <table:table-cell office:value-type="float" office:value="1759.51" calcext:value-type="float">
            <text:p>1759.51</text:p>
          </table:table-cell>
          <table:table-cell office:value-type="float" office:value="1229.52" calcext:value-type="float">
            <text:p>1229.52</text:p>
          </table:table-cell>
          <table:table-cell office:value-type="float" office:value="658.09" calcext:value-type="float">
            <text:p>658.09</text:p>
          </table:table-cell>
          <table:table-cell office:value-type="float" office:value="0" calcext:value-type="float">
            <text:p>0</text:p>
          </table:table-cell>
          <table:table-cell table:number-columns-repeated="16374"/>
        </table:table-row>
      </table:table>
      <table:table table:name="PORT STAY" table:style-name="ta8">
        <office:forms form:automatic-focus="false" form:apply-design-mode="false"/>
        <table:table-column table:style-name="co16" table:number-columns-repeated="16384" table:default-cell-style-name="Default"/>
        <table:table-row table:style-name="ro5">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ptos Narrow" svg:font-family="'Aptos Narrow'" style:font-family-generic="swis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table-cell">
      <style:paragraph-properties style:tab-stop-distance="0.5in"/>
      <style:text-properties style:font-name="Liberation Sans" fo:font-size="10pt" fo:language="en" fo:country="ID"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currency-symbol>$</number:currency-symbol>
      <number:number number:decimal-places="2" number:min-decimal-places="2" number:min-integer-digits="1" number:grouping="true"/>
    </number:currency-style>
    <number:currency-style style:name="N130">
      <style:text-properties fo:color="#ff0000"/>
      <number:text>-</number:text>
      <number:currency-symbol>$</number:currency-symbol>
      <number:number number:decimal-places="2" number:min-decimal-places="2" number:min-integer-digits="1" number:grouping="true"/>
      <style:map style:condition="value()&gt;=0" style:apply-style-name="N130P0"/>
    </number:currency-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8P1" style:volatile="true">
      <number:text>-</number:text>
      <number:fill-character> </number:fill-character>
      <number:number number:decimal-places="0" number:min-decimal-places="0" number:min-integer-digits="1" number:grouping="true"/>
      <number:text loext:blank-width-char="-"> </number:text>
    </number:number-style>
    <number:number-style style:name="N138P2" style:volatile="true">
      <number:text loext:blank-width-char="-"> </number:text>
      <number:fill-character> </number:fill-character>
      <number:text>- _-</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2P1" style:volatile="true">
      <number:text>-</number:text>
      <number:fill-character> </number:fill-character>
      <number:number number:decimal-places="2" number:min-decimal-places="2" number:min-integer-digits="1" number:grouping="true"/>
      <number:text loext:blank-width-char="-"> </number:text>
    </number:number-style>
    <number:number-style style:name="N14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47">
      <number:text>Rp </number:text>
      <number:number number:decimal-places="0" number:min-decimal-places="0" number:min-integer-digits="1" number:grouping="true"/>
    </number:number-style>
    <number:number-style style:name="N148">
      <number:text>RP </number:text>
      <number:number number:decimal-places="0" number:min-decimal-places="0" number:min-integer-digits="1" number:grouping="true"/>
    </number:number-style>
    <number:currency-style style:name="N150P0" style:volatile="true">
      <number:currency-symbol number:language="id" number:country="ID">Rp</number:currency-symbol>
      <number:number number:decimal-places="0" number:min-decimal-places="0" number:min-integer-digits="1" number:grouping="true"/>
    </number:currency-style>
    <number:currency-style style:name="N150">
      <number:currency-symbol number:language="id" number:country="ID">Rp</number:currency-symbol>
      <number:text>-</number:text>
      <number:number number:decimal-places="0" number:min-decimal-places="0" number:min-integer-digits="1" number:grouping="true"/>
      <style:map style:condition="value()&gt;=0" style:apply-style-name="N150P0"/>
    </number:currency-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efault_20_1" style:display-name="Default 1" style:family="table-cell" style:parent-style-name="Default"/>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3">00/00/0000</text:date>, <text:time style:data-style-name="N2" text:time-value="10:06:21.69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OST" style:display-name="PageStyle_COS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RT_20_STAY" style:display-name="PageStyle_PORT STAY" style:page-layout-name="Mpm3">
      <style:header style:display="false"/>
      <style:header-left style:display="false"/>
      <style:header-first style:display="false"/>
      <style:footer style:display="false"/>
      <style:footer-left style:display="false"/>
      <style:footer-first style:display="false"/>
    </style:master-page>
    <style:master-page style:name="PageStyle_5f_REVENUE" style:display-name="PageStyle_REVENUE" style:page-layout-name="Mpm3">
      <style:header style:display="false"/>
      <style:header-left style:display="false"/>
      <style:header-first style:display="false"/>
      <style:footer style:display="false"/>
      <style:footer-left style:display="false"/>
      <style:footer-first style:display="false"/>
    </style:master-page>
    <style:master-page style:name="PageStyle_5f_BIAYA_5f_SANDAR" style:display-name="PageStyle_BIAYA_SANDAR" style:page-layout-name="Mpm3">
      <style:header style:display="false"/>
      <style:header-left style:display="false"/>
      <style:header-first style:display="false"/>
      <style:footer style:display="false"/>
      <style:footer-left style:display="false"/>
      <style:footer-first style:display="false"/>
    </style:master-page>
    <style:master-page style:name="PageStyle_5f_KONSUMSI_5f_BBM" style:display-name="PageStyle_KONSUMSI_BBM" style:page-layout-name="Mpm3">
      <style:header style:display="false"/>
      <style:header-left style:display="false"/>
      <style:header-first style:display="false"/>
      <style:footer style:display="false"/>
      <style:footer-left style:display="false"/>
      <style:footer-first style:display="false"/>
    </style:master-page>
    <style:master-page style:name="PageStyle_5f_JARAK_5f_ANTAR_5f_TITIK" style:display-name="PageStyle_JARAK_ANTAR_TITIK" style:page-layout-name="Mpm3">
      <style:header style:display="false"/>
      <style:header-left style:display="false"/>
      <style:header-first style:display="false"/>
      <style:footer style:display="false"/>
      <style:footer-left style:display="false"/>
      <style:footer-first style:display="false"/>
    </style:master-page>
    <style:master-page style:name="PageStyle_5f_TARIF_5f_THC" style:display-name="PageStyle_TARIF_THC" style:page-layout-name="Mpm3">
      <style:header style:display="false"/>
      <style:header-left style:display="false"/>
      <style:header-first style:display="false"/>
      <style:footer style:display="false"/>
      <style:footer-left style:display="false"/>
      <style:footer-first style:display="false"/>
    </style:master-page>
    <style:master-page style:name="PageStyle_5f_DOC-OH" style:display-name="PageStyle_DOC-OH"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Ivan Fairuz Adinata</meta:initial-creator>
    <meta:creation-date>2025-12-09T03:03:10</meta:creation-date>
    <dc:date>2025-12-13T11:44:30.063000000</dc:date>
    <meta:generator>LibreOffice/24.2.2.2$Windows_X86_64 LibreOffice_project/d56cc158d8a96260b836f100ef4b4ef25d6f1a01</meta:generator>
    <meta:editing-duration>PT1H56M33S</meta:editing-duration>
    <meta:editing-cycles>8</meta:editing-cycles>
    <meta:document-statistic meta:table-count="8" meta:cell-count="331" meta:object-count="3"/>
    <meta:user-defined meta:name="AppVersion">16.0300</meta:user-defined>
  </office:meta>
</office:document-meta>
</file>

<file path=Basic/Standard/CalculateFuel.xml><?xml version="1.0" encoding="utf-8"?>
<!DOCTYPE module  PUBLIC '-//OpenOffice.org//DTD OfficeDocument 1.0//EN'  'module.dtd'>
<script:module xmlns:script="http://openoffice.org/2000/script" script:name="CalculateFuel" script:language="StarBasic">REM  ***** BASIC  *****
Option Explicit

Sub CalculateFuel_And_DOC_Native()
    ' --- DEKLARASI VARIABEL ---
    Dim oDoc As Object
    Dim wsCost As Object, wsRev As Object, wsMaster As Object, wsDist As Object, wsPortMaster As Object
    Dim shipName As String, rawRoute As String
    Dim RouteArr() As String
    Dim ME_Cons As Double, AE_Cons As Double, Ship_DOCOH As Double
    Dim PortA As String, PortB As String, CurrentPort As String
    Dim Distance As Double, LegDays As Double
    
    ' Variabel Penampung Hasil
    Dim TotalSailingDays As Double, TotalPortDays As Double
    Dim Result_Sailing_ME As Double, Result_Sailing_AE As Double, Result_Port_AE As Double
    Dim Total_PortStay_Cost As Double, Final_DOCOH_Cost As Double, SinglePortCost As Double
    
    Dim i As Long
    Dim oFoundCell As Object
    
    ' --- KONSTANTA ---
    Const SHIP_SPEED As Double = 20    ' 20 Knots
    Const DAYS_PER_PORT As Double = 1  ' 1 hari sandar
    
    oDoc = ThisComponent
    
    ' --- 1. SETUP WORKSHEET ---
    ' Mengambil sheet berdasarkan nama
    wsCost = oDoc.Sheets.getByName("COST")
    wsRev = oDoc.Sheets.getByName("REVENUE")
    wsMaster = oDoc.Sheets.getByName("KONSUMSI_BBM")
    wsDist = oDoc.Sheets.getByName("JARAK_ANTAR_TITIK")
    wsPortMaster = oDoc.Sheets.getByName("BIAYA_SANDAR")
    
    ' --- 2. AMBIL DATA KAPAL &amp; DOC ---
    shipName = wsCost.getCellRangeByName("C4").String
    
    If Trim(shipName) = "" Then MsgBox "Nama kapal kosong!", 48, "Peringatan": Exit Sub
    
    ' Mencari Kapal (Fungsi Find diganti dengan SearchDescriptor)
    oFoundCell = FindInColumn(wsMaster, 0, shipName) ' 0 = Kolom A
    
    If IsNull(oFoundCell) Then MsgBox "Kapal tidak ditemukan!", 16, "Error": Exit Sub
    
    ' Ambil Data Konsumsi (Offset manual menggunakan indeks)
    Dim rowKapal As Long
    rowKapal = oFoundCell.CellAddress.Row
    
    ME_Cons = wsMaster.getCellByPosition(1, rowKapal).Value ' Kolom B
    AE_Cons = wsMaster.getCellByPosition(2, rowKapal).Value ' Kolom C
    Ship_DOCOH = wsMaster.getCellByPosition(3, rowKapal).Value ' Kolom D
    
    ' --- 3. AMBIL DATA RUTE ---
    rawRoute = wsRev.getCellRangeByName("C4").String
    If Trim(rawRoute) = "" Then MsgBox "Rute kosong!", 48, "Peringatan": Exit Sub
    
    ' Membersihkan spasi dan split
    rawRoute = Join(Split(rawRoute, " "), "") ' Cara aman remove space di Basic
    RouteArr = Split(rawRoute, "-")
    
    ' --- 4. HITUNG DURASI &amp; BBM ---
    TotalSailingDays = 0
    
    Dim idxRow As Long, idxCol As Long
    
    ' Loop Sailing
    For i = 0 To UBound(RouteArr) - 1
        PortA = RouteArr(i)
        PortB = RouteArr(i + 1)
        
        ' Cari Koordinat di Matriks Jarak
        idxRow = FindRowIndex(wsDist, 0, PortA) ' Cari PortA di Kolom A (0)
        idxCol = FindColIndex(wsDist, 0, PortB) ' Cari PortB di Baris 1 (0)
        
        Distance = 0
        If idxRow &gt; -1 And idxCol &gt; -1 Then
            ' Ambil nilai jarak (pertemuan baris dan kolom)
            Distance = wsDist.getCellByPosition(idxCol, idxRow).Value
        End If
        
        If Distance &gt; 0 Then
            LegDays = (Distance / SHIP_SPEED) / 24
            TotalSailingDays = TotalSailingDays + LegDays
        End If
    Next i
    
    TotalPortDays = (UBound(RouteArr) + 1) * DAYS_PER_PORT
    
    ' Kalkulasi Akhir BBM
    Result_Sailing_ME = TotalSailingDays * ME_Cons
    Result_Sailing_AE = TotalSailingDays * AE_Cons
    Result_Port_AE = TotalPortDays * AE_Cons
    
    ' --- 5. HITUNG BIAYA PORT STAY ---
    Total_PortStay_Cost = 0
    
    For i = 0 To UBound(RouteArr)
        CurrentPort = RouteArr(i)
        oFoundCell = FindInColumn(wsPortMaster, 0, CurrentPort) ' Cari di Kolom A
        
        If Not IsNull(oFoundCell) Then
            Dim rowPort As Long
            rowPort = oFoundCell.CellAddress.Row
            SinglePortCost = wsPortMaster.getCellByPosition(1, rowPort).Value ' Ambil Kolom B
            Total_PortStay_Cost = Total_PortStay_Cost + SinglePortCost
        Else
            MsgBox "Biaya Port " &amp; CurrentPort &amp; " tidak ditemukan!", 48, "Info"
        End If
    Next i
    
    Final_DOCOH_Cost = Ship_DOCOH + Total_PortStay_Cost
    
    ' --- 6. OUTPUT KE EXCEL ---
    wsCost.getCellRangeByName("C8").Value = Result_Sailing_ME
    wsCost.getCellRangeByName("D8").Value = Result_Sailing_AE
    wsCost.getCellRangeByName("C9").Value = 0
    wsCost.getCellRangeByName("D9").Value = Result_Port_AE
    wsCost.getCellRangeByName("B11").Value = Final_DOCOH_Cost
    
    MsgBox "Perhitungan Selesai!" &amp; Chr(13) &amp; _
           "Biaya DOC Kapal: " &amp; Format(Ship_DOCOH, "#,##0") &amp; Chr(13) &amp; _
           "Biaya Port Stay: " &amp; Format(Total_PortStay_Cost, "#,##0") &amp; Chr(13) &amp; _
           "Total DOC+OH: " &amp; Format(Final_DOCOH_Cost, "#,##0"), 64, "Sukses"
End Sub

' --- FUNGSI HELPER (PENGGANTI VLOOKUP/MATCH) ---

Function FindInColumn(oSheet As Object, ColIdx As Long, SearchStr As String) As Object
    Dim oSearch As Object
    Dim oResult As Object
    
    oSearch = oSheet.createSearchDescriptor()
    oSearch.SearchString = SearchStr
    oSearch.SearchCaseSensitive = False
    oSearch.SearchWords = True ' Harus sama persis (Whole Cells)
    
    ' Batasi pencarian hanya di kolom tertentu jika memungkinkan, 
    ' tapi agar simpel kita cari di sheet lalu cek kolomnya
    oResult = oSheet.findFirst(oSearch)
    
    Do While Not IsNull(oResult)
        If oResult.CellAddress.Column = ColIdx Then
            FindInColumn = oResult
            Exit Function
        End If
        oResult = oSheet.findNext(oResult, oSearch)
    Loop
    
    FindInColumn = Nothing
End Function

Function FindRowIndex(oSheet As Object, ColIdx As Long, SearchStr As String) As Long
    Dim res As Object
    res = FindInColumn(oSheet, ColIdx, SearchStr)
    If IsNull(res) Then FindRowIndex = -1 Else FindRowIndex = res.CellAddress.Row
End Function

Function FindColIndex(oSheet As Object, RowIdx As Long, SearchStr As String) As Long
    Dim oSearch As Object, oResult As Object
    oSearch = oSheet.createSearchDescriptor()
    oSearch.SearchString = SearchStr
    oSearch.SearchWords = True
    
    oResult = oSheet.findFirst(oSearch)
    Do While Not IsNull(oResult)
        If oResult.CellAddress.Row = RowIdx Then
            FindColIndex = oResult.CellAddress.Column
            Exit Function
        End If
        oResult = oSheet.findNext(oResult, oSearch)
    Loop
    FindColIndex = -1
End Function
</script:module>
</file>

<file path=Basic/Standard/GenerateRouteTable.xml><?xml version="1.0" encoding="utf-8"?>
<!DOCTYPE module  PUBLIC '-//OpenOffice.org//DTD OfficeDocument 1.0//EN'  'module.dtd'>
<script:module xmlns:script="http://openoffice.org/2000/script" script:name="GenerateRouteTable" script:language="StarBasic">Sub GenerateRouteTable_Native()
    Dim oDoc As Object, oSheet As Object
    Dim RuteRaw As String
    Dim ArrRute() As String
    Dim i As Integer, j As Integer
    Dim BarisKe As Long, FirstRow As Long
    Dim Counter As Integer
    Dim oCell As Object, oRange As Object
    Dim oBorder As New com.sun.star.table.BorderLine2
    
    oDoc = ThisComponent
    oSheet = oDoc.Sheets.getByName("REVENUE")
    
    ' 1. Ambil Input
    RuteRaw = oSheet.getCellRangeByName("C4").String
    If RuteRaw = "" Then MsgBox "Mohon isi rute!", 48: Exit Sub
    
    ' 2. Pecah Text
    RuteRaw = Join(Split(RuteRaw, " "), "")
    ArrRute = Split(RuteRaw, "-")
    
    ' 3. Bersihkan Area Lama (Panggil Sub BersihkanData secara internal jika mau, atau tulis ulang)
    ' Kita asumsikan area sudah bersih atau ditimpa
    
    ' Setup Border Style untuk nanti
    oBorder.LineWidth = 35 ' Setara Thin Border
    oBorder.Color = 0 ' Hitam
    
    ' 4. Loop Kombinasi
    FirstRow = 7 ' Baris 8 di Excel adalah index 7 di LO
    BarisKe = FirstRow
    Counter = 1
    
    For i = LBound(ArrRute) To UBound(ArrRute) - 1
        For j = i + 1 To UBound(ArrRute)
            
            ' Isi Kolom A (Index 0) s/d D (Index 3)
            oSheet.getCellByPosition(0, BarisKe).Value = Counter
            oSheet.getCellByPosition(1, BarisKe).String = ArrRute(i) &amp; "-" &amp; ArrRute(j)
            oSheet.getCellByPosition(2, BarisKe).String = ArrRute(i)
            oSheet.getCellByPosition(3, BarisKe).String = ArrRute(j)
            
            ' Rumus Revenue: = E * F
            ' Ingat: BarisKe adalah 0-based, tapi rumus Excel butuh 1-based (BarisKe + 1)
            Dim ExcelRow As Long
            ExcelRow = BarisKe + 1
            oSheet.getCellByPosition(6, BarisKe).Formula = "=E" &amp; ExcelRow &amp; "*F" &amp; ExcelRow
            
            ' Bikin Border per baris
            oRange = oSheet.getCellRangeByPosition(0, BarisKe, 6, BarisKe) ' A:G
            SetBorderToRange oRange, oBorder
            
            BarisKe = BarisKe + 1
            Counter = Counter + 1
        Next j
    Next i
    
    ' 5. TOTAL SUMMARY
    ' Merge A-D di baris terakhir
    oRange = oSheet.getCellRangeByPosition(0, BarisKe, 3, BarisKe) ' A-D
    oRange.merge(True)
    oSheet.getCellByPosition(0, BarisKe).String = "TOTAL SUMMARY"
    oRange.HoriJustify = com.sun.star.table.CellHoriJustify.CENTER
    
    Dim LastRowExcel As Long
    LastRowExcel = BarisKe ' Ini baris sebelum total (karena loop sudah +1 di akhir)
    
    ' Rumus SUM (Total Box) di Kolom E (Index 4)
    ' =SUM(E8:E[LastRow])
    oSheet.getCellByPosition(4, BarisKe).Formula = "=SUM(E" &amp; (FirstRow+1) &amp; ":E" &amp; LastRowExcel &amp; ")"
    
    ' Rumus Rata-rata Harga (Kolom F / Index 5)
    ' =IFERROR(G_Total / E_Total, 0)
    Dim RowTotalExcel As Long
    RowTotalExcel = BarisKe + 1
    oSheet.getCellByPosition(5, BarisKe).Formula = "=IFERROR(G" &amp; RowTotalExcel &amp; "/E" &amp; RowTotalExcel &amp; ";0)"
    
    ' Rumus Total Revenue (Kolom G / Index 6)
    oSheet.getCellByPosition(6, BarisKe).Formula = "=SUM(G" &amp; (FirstRow+1) &amp; ":G" &amp; LastRowExcel &amp; ")"
    
    ' Format Baris Total (Warna &amp; Bold)
    oRange = oSheet.getCellRangeByPosition(0, BarisKe, 6, BarisKe)
    oRange.CellBackColor = RGB(221, 235, 247)
    oRange.CharWeight = com.sun.star.awt.FontWeight.BOLD
    SetBorderToRange oRange, oBorder
    
    ' 6. FORMATTING AKHIR
    Dim FinalRange As Object
    FinalRange = oSheet.getCellRangeByPosition(0, FirstRow, 6, BarisKe)
    
    ' Center Align (Middle Center)
    FinalRange.HoriJustify = com.sun.star.table.CellHoriJustify.CENTER
    FinalRange.VertJustify = com.sun.star.table.CellVertJustify.CENTER
    
    ' Format Angka "Rp #,##0"
    ' Di LO, NumberFormat menggunakan ID Key. Kita cari ID untuk format Currency default.
    Dim NumberFormats As Object
    Dim Loc As New com.sun.star.lang.Locale
    Dim FormatId As Long
    
    NumberFormats = oDoc.NumberFormats
    ' Mencari atau membuat format Rp
    Dim FormatString As String
    FormatString = "[$Rp-421]#,##0;[$Rp-421]-#,##0" ' Format Rupiah Indonesia
    FormatId = NumberFormats.queryKey(FormatString, Loc, False)
    If FormatId = -1 Then
       FormatId = NumberFormats.addNew(FormatString, Loc)
    End If
    
    ' Terapkan ke Kolom F dan G
    oSheet.getCellRangeByPosition(5, FirstRow, 6, BarisKe).NumberFormat = FormatId
    ' Terapkan format ribuan biasa ke Kolom E
    oSheet.getCellRangeByPosition(4, FirstRow, 4, BarisKe).NumberFormat = 4 ' 4 biasanya standard integer #,##0
    
    ' AutoFit Kolom E-G
    ' Di LO, AutoFit dilakukan per kolom dengan OptimalWidth = True
    Dim colIndex As Integer
    For colIndex = 4 To 6
        oSheet.Columns.getByIndex(colIndex).OptimalWidth = True
    Next colIndex
    
    ' Munculkan Tombol Reset
    Dim oDrawPage As Object, oShape As Object
    oDrawPage = oSheet.DrawPage
    For i = 0 To oDrawPage.Count - 1
        oShape = oDrawPage.getByIndex(i)
        If oShape.Name = "TombolReset" Then oShape.Visible = True
    Next i

    MsgBox "Tabel berhasil dibuat!", 64, "Info"
End Sub

' Helper Sub untuk Border
Sub SetBorderToRange(oRange, oBorder)
    oRange.TopBorder = oBorder
    oRange.BottomBorder = oBorder
    oRange.LeftBorder = oBorder
    oRange.RightBorder = oBorder
End Sub
</script:module>
</file>

<file path=Basic/Standard/clearData.xml><?xml version="1.0" encoding="utf-8"?>
<!DOCTYPE module  PUBLIC '-//OpenOffice.org//DTD OfficeDocument 1.0//EN'  'module.dtd'>
<script:module xmlns:script="http://openoffice.org/2000/script" script:name="clearData" script:language="StarBasic">Sub BersihkanData_Native()
    Dim oDoc As Object, oSheet As Object
    Dim oRange As Object
    Dim oDrawPage As Object, oShape As Object
    Dim i As Long
    Dim nFlags As Long
    
    oDoc = ThisComponent
    oSheet = oDoc.Sheets.getByName("REVENUE")
    
    If MsgBox("Apakah Anda yakin ingin menghapus semua data input?", 36, "Reset Data") = 7 Then Exit Sub ' 7 = No
    
    ' 1. Hapus Input User (C4)
    ' Value + String + Date (Tanpa menghapus format border/warna)
    nFlags = com.sun.star.sheet.CellFlags.VALUE + _
             com.sun.star.sheet.CellFlags.STRING + _
             com.sun.star.sheet.CellFlags.DATETIME
             
    oSheet.getCellRangeByName("C4").clearContents(nFlags)
    
    ' 2. Bersihkan Tabel Hasil (A8:G1000)
    oRange = oSheet.getCellRangeByName("A8:G1000")
    
    ' Hapus isi + rumus
    oRange.clearContents(nFlags + com.sun.star.sheet.CellFlags.FORMULA)
    
    ' Hapus Format (Kembalikan ke polos/putih)
    oRange.CellBackColor = -1 ' Transparan/No Color
    
    ' Hapus Border (Set LineWidth jadi 0)
    Dim oBorder As New com.sun.star.table.BorderLine2
    oBorder.LineWidth = 0
    oRange.TopBorder = oBorder
    oRange.BottomBorder = oBorder
    oRange.LeftBorder = oBorder
    oRange.RightBorder = oBorder
    oRange.TableBorder.HorizontalLine = oBorder ' Garis dalam horizontal
    oRange.TableBorder.VerticalLine = oBorder   ' Garis dalam vertikal
    
    ' Unmerge
    oRange.merge(False)
    
    ' 3. SEMBUNYIKAN TOMBOL (Handling Shape di LO)
    oDrawPage = oSheet.DrawPage
    For i = 0 To oDrawPage.Count - 1
        oShape = oDrawPage.getByIndex(i)
        ' Pastikan nama tombol di klik kanan -&gt; Name sesuai "TombolReset"
        If oShape.Name = "TombolReset" Then
            oShape.Visible = False
        End If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ulateFuel"/>
  <library:element library:name="clearData"/>
  <library:element library:name="GenerateRouteTable"/>
</library:library>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5"/>
  <library:element library:name="Sheet1"/>
  <library:element library:name="Sheet2"/>
  <library:element library:name="Sheet3"/>
  <library:element library:name="Sheet4"/>
  <library:element library:name="Sheet6"/>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